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emf" manifest:media-type=""/>
  <manifest:file-entry manifest:full-path="media/image4.emf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00">
      <style:graphic-properties draw:fill="none" draw:stroke="solid" svg:stroke-width="0.03472in" svg:stroke-color="#0e6980" draw:marker-end="a1499" svg:stroke-opacity="100%" draw:stroke-linejoin="miter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center" style:tab-stop-distance="0.5347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1620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60">
      <style:graphic-properties fo:wrap-option="wrap" fo:padding-top="0.04999in" fo:padding-bottom="0.04999in" fo:padding-left="0in" fo:padding-right="0in" draw:textarea-vertical-align="top" draw:textarea-horizontal-align="center" draw:fill="solid" draw:fill-color="#007f48" draw:opacity="100%" draw:stroke="none" draw:auto-grow-width="false" draw:auto-grow-heigh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4999in" fo:padding-bottom="0.04999in" fo:padding-left="0in" fo:padding-right="0in" draw:textarea-vertical-align="top" draw:textarea-horizontal-align="center" draw:fill="solid" draw:fill-color="#005530" draw:opacity="100%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center" draw:fill="solid" draw:fill-color="#bbffe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46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582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585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39">
      <style:graphic-properties draw:fill="none" draw:stroke="solid" svg:stroke-width="0.03472in" svg:stroke-color="#128cab" draw:marker-end="a1638" svg:stroke-opacity="100%" draw:stroke-linejoin="miter" svg:stroke-linecap="butt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594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1">
      <style:graphic-properties draw:fill="none" draw:stroke="solid" svg:stroke-width="0.03472in" svg:stroke-color="#128cab" draw:marker-end="a1640" svg:stroke-opacity="100%" draw:stroke-linejoin="miter" svg:stroke-linecap="butt"/>
    </style:style>
    <style:style style:family="graphic" style:name="a1643">
      <style:graphic-properties draw:fill="none" draw:stroke="solid" svg:stroke-width="0.03472in" svg:stroke-color="#128cab" draw:marker-end="a1642" svg:stroke-opacity="100%" draw:stroke-linejoin="miter" svg:stroke-linecap="butt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0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center" draw:fill="solid" draw:fill-color="#c5eef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.04999in" fo:padding-bottom="0.04999in" fo:padding-left="0in" fo:padding-right="0in" draw:textarea-vertical-align="top" draw:textarea-horizontal-align="center" draw:fill="solid" draw:fill-color="#9e2635" draw:opacity="100%" draw:stroke="none" draw:auto-grow-width="false" draw:auto-grow-heigh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.04999in" fo:padding-bottom="0.04999in" fo:padding-left="0in" fo:padding-right="0in" draw:textarea-vertical-align="top" draw:textarea-horizontal-align="center" draw:fill="solid" draw:fill-color="#00a960" draw:opacity="100%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draw:fill="none" draw:stroke="solid" svg:stroke-width="0.03472in" svg:stroke-color="#414444" draw:marker-end="a1489" svg:stroke-opacity="100%" draw:stroke-linejoin="miter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draw:fill="none" draw:stroke="solid" svg:stroke-width="0.03472in" svg:stroke-color="#414444" draw:marker-end="a1491" svg:stroke-opacity="100%" draw:stroke-linejoin="miter"/>
    </style:style>
    <style:style style:family="graphic" style:name="a1425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draw:fill="none" draw:stroke="solid" svg:stroke-width="0.03472in" svg:stroke-color="#414444" draw:marker-end="a1493" svg:stroke-opacity="100%" draw:stroke-linejoin="miter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draw:fill="none" draw:stroke="solid" svg:stroke-width="0.03472in" svg:stroke-color="#414444" draw:marker-end="a1495" svg:stroke-opacity="100%" draw:stroke-linejoin="miter"/>
    </style:style>
    <style:style style:family="paragraph" style:name="a142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>
      <style:graphic-properties draw:fill="none" draw:stroke="solid" svg:stroke-width="0.03472in" svg:stroke-color="#ff0000" draw:marker-end="a1497" svg:stroke-opacity="100%" draw:stroke-linejoin="miter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7c7c7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55a1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2e75b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4999in" fo:padding-bottom="0.04999in" fo:padding-left="0in" fo:padding-right="0in" draw:textarea-vertical-align="top" draw:textarea-horizontal-align="center" draw:fill="solid" draw:fill-color="#691924" draw:opacity="100%" draw:stroke="none" draw:auto-grow-width="fals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4999in" fo:padding-bottom="0.04999in" fo:padding-left="0in" fo:padding-right="0in" draw:textarea-vertical-align="top" draw:textarea-horizontal-align="center" draw:fill="solid" draw:fill-color="#d55362" draw:opacity="100%" draw:stroke="none" draw:auto-grow-width="false" draw:auto-grow-heigh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1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Slide1" draw:style-name="a1411" draw:master-page-name="Master1-Layout12-cust-full-image" presentation:presentation-page-layout-name="Master1-PPL12" draw:id="Slide-256">
        <draw:g draw:name="Group 35" draw:id="id184">
          <svg:title/>
          <svg:desc/>
          <draw:custom-shape svg:x="3.16667in" svg:y="2.44942in" svg:width="3.01389in" svg:height="3.48457in" draw:id="id185" draw:style-name="a1414" draw:name="Rectangle 3">
            <svg:title/>
            <svg:desc/>
            <text:p text:style-name="a1413" text:class-names="" text:cond-style-name=""><text:span text:style-name="a14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6" draw:style-name="a1417" draw:name="TextBox 4" svg:x="0.94445in" svg:y="1.54529in" svg:width="5.23611in" svg:height="0.46002in">
            <draw:text-box>
              <text:p text:style-name="a1416" text:class-names="" text:cond-style-name=""><text:span text:style-name="a1415" text:class-names="">Non-secure state</text:span></text:p>
            </draw:text-box>
            <svg:title/>
            <svg:desc/>
          </draw:frame>
          <draw:frame draw:id="id187" draw:style-name="a1420" draw:name="TextBox 5" svg:x="6.83334in" svg:y="1.54529in" svg:width="5.10046in" svg:height="0.46002in">
            <draw:text-box>
              <text:p text:style-name="a1419" text:class-names="" text:cond-style-name=""><text:span text:style-name="a1418" text:class-names="">Secure state</text:span></text:p>
            </draw:text-box>
            <svg:title/>
            <svg:desc/>
          </draw:frame>
          <draw:frame draw:id="id188" draw:style-name="a1425" draw:name="TextBox 6" svg:x="3.95833in" svg:y="2.68258in" svg:width="2.11111in" svg:height="0.77416in">
            <draw:text-box>
              <text:p text:style-name="a1424" text:class-names="" text:cond-style-name=""><text:span text:style-name="a1421" text:class-names="">Process A<text:line-break/></text:span><text:span text:style-name="a1422" text:class-names="">Thread A0, A1, A2</text:span><text:span text:style-name="a1423" text:class-names=""/></text:p>
            </draw:text-box>
            <svg:title/>
            <svg:desc/>
          </draw:frame>
          <draw:frame draw:id="id189" draw:style-name="a1430" draw:name="TextBox 7" svg:x="3.95833in" svg:y="3.69244in" svg:width="2.11111in" svg:height="0.77416in">
            <draw:text-box>
              <text:p text:style-name="a1429" text:class-names="" text:cond-style-name=""><text:span text:style-name="a1426" text:class-names="">Process B<text:line-break/></text:span><text:span text:style-name="a1427" text:class-names="">Thread B0, B1</text:span><text:span text:style-name="a1428" text:class-names=""/></text:p>
            </draw:text-box>
            <svg:title/>
            <svg:desc/>
          </draw:frame>
          <draw:frame draw:id="id190" draw:style-name="a1434" draw:transform="translate(-1.40176in -0.22994in) rotate(-4.71239) translate(3.5in 4.08432in)" draw:name="TextBox 8" svg:width="2.80353in" svg:height="0.45989in">
            <draw:text-box>
              <text:p text:style-name="a1433" text:class-names="" text:cond-style-name=""><text:span text:style-name="a1431" text:class-names="">Shared Interfaces</text:span><text:span text:style-name="a1432" text:class-names=""/></text:p>
            </draw:text-box>
            <svg:title/>
            <svg:desc/>
          </draw:frame>
          <draw:frame draw:id="id191" draw:style-name="a1439" draw:name="TextBox 9" svg:x="3.95833in" svg:y="4.7288in" svg:width="2.11111in" svg:height="0.77416in">
            <draw:text-box>
              <text:p text:style-name="a1438" text:class-names="" text:cond-style-name=""><text:span text:style-name="a1435" text:class-names="">Process C<text:line-break/></text:span><text:span text:style-name="a1436" text:class-names="">Thread C0 … Cn</text:span><text:span text:style-name="a1437" text:class-names=""/></text:p>
            </draw:text-box>
            <svg:title/>
            <svg:desc/>
          </draw:frame>
          <draw:frame draw:id="id192" draw:style-name="a1442" draw:name="TextBox 10" svg:x="0.94445in" svg:y="1.99504in" svg:width="1.98611in" svg:height="0.46001in">
            <draw:text-box>
              <text:p text:style-name="a1441" text:class-names="" text:cond-style-name=""><text:span text:style-name="a1440" text:class-names="">handler mode</text:span></text:p>
            </draw:text-box>
            <svg:title/>
            <svg:desc/>
          </draw:frame>
          <draw:frame draw:id="id193" draw:style-name="a1445" draw:name="TextBox 11" svg:x="3.16667in" svg:y="1.99504in" svg:width="3.01389in" svg:height="0.46001in">
            <draw:text-box>
              <text:p text:style-name="a1444" text:class-names="" text:cond-style-name=""><text:span text:style-name="a1443" text:class-names="">thread mode</text:span></text:p>
            </draw:text-box>
            <svg:title/>
            <svg:desc/>
          </draw:frame>
          <draw:frame draw:id="id194" draw:style-name="a1449" draw:name="TextBox 12" svg:x="3.27281in" svg:y="5.58058in" svg:width="2.79663in" svg:height="0.35342in">
            <draw:text-box>
              <text:p text:style-name="a1448" text:class-names="" text:cond-style-name=""><text:span text:style-name="a1446" text:class-names="">each box is MPU protected</text:span><text:span text:style-name="a1447" text:class-names=""/></text:p>
            </draw:text-box>
            <svg:title/>
            <svg:desc/>
          </draw:frame>
          <draw:frame draw:id="id195" draw:style-name="a1453" draw:transform="translate(-1.40176in -0.44444in) rotate(-4.71239) translate(2.48611in 4.08432in)" draw:name="TextBox 13" svg:width="2.80353in" svg:height="0.88889in">
            <draw:text-box>
              <text:p text:style-name="a1452" text:class-names="" text:cond-style-name=""><text:span text:style-name="a1450" text:class-names="">RTX RTOS Kernel</text:span><text:span text:style-name="a1451" text:class-names=""/></text:p>
            </draw:text-box>
            <svg:title/>
            <svg:desc/>
          </draw:frame>
          <draw:frame draw:id="id196" draw:style-name="a1457" draw:transform="translate(-1.40176in -0.44444in) rotate(-4.71239) translate(1.40976in 4.10258in)" draw:name="TextBox 14" svg:width="2.80353in" svg:height="0.88889in">
            <draw:text-box>
              <text:p text:style-name="a1456" text:class-names="" text:cond-style-name=""><text:span text:style-name="a1454" text:class-names="">Interrupt Handlers</text:span><text:span text:style-name="a1455" text:class-names=""/></text:p>
            </draw:text-box>
            <svg:title/>
            <svg:desc/>
          </draw:frame>
          <draw:frame draw:id="id197" draw:style-name="a1460" draw:name="TextBox 15" svg:x="6.83334in" svg:y="1.99504in" svg:width="2.79663in" svg:height="0.46001in">
            <draw:text-box>
              <text:p text:style-name="a1459" text:class-names="" text:cond-style-name=""><text:span text:style-name="a1458" text:class-names="">thread mode</text:span></text:p>
            </draw:text-box>
            <svg:title/>
            <svg:desc/>
          </draw:frame>
          <draw:frame draw:id="id198" draw:style-name="a1463" draw:name="TextBox 16" svg:x="9.94768in" svg:y="2.00035in" svg:width="1.98611in" svg:height="0.46001in">
            <draw:text-box>
              <text:p text:style-name="a1462" text:class-names="" text:cond-style-name=""><text:span text:style-name="a1461" text:class-names="">handler mode</text:span></text:p>
            </draw:text-box>
            <svg:title/>
            <svg:desc/>
          </draw:frame>
          <draw:custom-shape svg:x="6.83334in" svg:y="2.44084in" svg:width="2.79663in" svg:height="3.48457in" draw:id="id199" draw:style-name="a1466" draw:name="Rectangle 17">
            <svg:title/>
            <svg:desc/>
            <text:p text:style-name="a1465" text:class-names="" text:cond-style-name=""><text:span text:style-name="a14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0" draw:style-name="a1470" draw:name="TextBox 18" svg:x="6.83334in" svg:y="5.51551in" svg:width="2.79663in" svg:height="0.35342in">
            <draw:text-box>
              <text:p text:style-name="a1469" text:class-names="" text:cond-style-name=""><text:span text:style-name="a1467" text:class-names="">each box is MPU protected</text:span><text:span text:style-name="a1468" text:class-names=""/></text:p>
            </draw:text-box>
            <svg:title/>
            <svg:desc/>
          </draw:frame>
          <draw:frame draw:id="id201" draw:style-name="a1474" draw:transform="translate(-1.37912in -0.20995in) rotate(-4.71239) translate(11.72384in 4.10699in)" draw:name="TextBox 19" svg:width="2.75824in" svg:height="0.4199in">
            <draw:text-box>
              <text:p text:style-name="a1473" text:class-names="" text:cond-style-name=""><text:span text:style-name="a1471" text:class-names="">System Start</text:span><text:span text:style-name="a1472" text:class-names=""/></text:p>
            </draw:text-box>
            <svg:title/>
            <svg:desc/>
          </draw:frame>
          <draw:frame draw:id="id202" draw:style-name="a1477" draw:name="TextBox 20" svg:x="7.08333in" svg:y="4.7076in" svg:width="2.30023in" svg:height="0.77852in">
            <draw:text-box>
              <text:p text:style-name="a1476" text:class-names="" text:cond-style-name=""><text:span text:style-name="a1475" text:class-names="">Secure Storage</text:span></text:p>
            </draw:text-box>
            <svg:title/>
            <svg:desc/>
          </draw:frame>
          <draw:frame draw:id="id203" draw:style-name="a1480" draw:name="TextBox 21" svg:x="7.08333in" svg:y="2.72788in" svg:width="2.30023in" svg:height="0.77852in">
            <draw:text-box>
              <text:p text:style-name="a1479" text:class-names="" text:cond-style-name=""><text:span text:style-name="a1478" text:class-names="">Crypto Functions</text:span></text:p>
            </draw:text-box>
            <svg:title/>
            <svg:desc/>
          </draw:frame>
          <draw:frame draw:id="id204" draw:style-name="a1484" draw:transform="translate(-1.37912in -0.2177in) rotate(-4.71239) translate(11.0927in 4.10699in)" draw:name="TextBox 22" svg:width="2.75824in" svg:height="0.43541in">
            <draw:text-box>
              <text:p text:style-name="a1483" text:class-names="" text:cond-style-name=""><text:span text:style-name="a1481" text:class-names="">Interrupt Handlers</text:span><text:span text:style-name="a1482" text:class-names=""/></text:p>
            </draw:text-box>
            <svg:title/>
            <svg:desc/>
          </draw:frame>
          <draw:frame draw:id="id205" draw:style-name="a1488" draw:transform="translate(-1.37912in -0.35254in) rotate(-4.71239) translate(10.30024in 4.10699in)" draw:name="TextBox 23" svg:width="2.75824in" svg:height="0.70509in">
            <draw:text-box>
              <text:p text:style-name="a1487" text:class-names="" text:cond-style-name=""><text:span text:style-name="a1485" text:class-names="">TrustZone RTOS<text:line-break/> Context Management</text:span><text:span text:style-name="a1486" text:class-names=""/></text:p>
            </draw:text-box>
            <svg:title/>
            <svg:desc/>
          </draw:frame>
          <draw:connector draw:type="line" svg:x1="6.0745in" svg:y1="2.99509in" svg:x2="7.08333in" svg:y2="2.99509in" draw:id="id206" draw:style-name="a1490" draw:name="Straight Arrow Connector 24">
            <svg:title/>
            <svg:desc/>
          </draw:connector>
          <draw:connector draw:type="line" svg:x1="7.08333in" svg:y1="3.2331in" svg:x2="6.0745in" svg:y2="3.2331in" draw:id="id207" draw:style-name="a1492" draw:name="Straight Arrow Connector 25">
            <svg:title/>
            <svg:desc/>
          </draw:connector>
          <draw:connector draw:type="line" svg:x1="6.06944in" svg:y1="4.9812in" svg:x2="7.07828in" svg:y2="4.9812in" draw:id="id208" draw:style-name="a1494" draw:name="Straight Arrow Connector 26">
            <svg:title/>
            <svg:desc/>
          </draw:connector>
          <draw:connector draw:type="line" svg:x1="7.07828in" svg:y1="5.21922in" svg:x2="6.06944in" svg:y2="5.21922in" draw:id="id209" draw:style-name="a1496" draw:name="Straight Arrow Connector 27">
            <svg:title/>
            <svg:desc/>
          </draw:connector>
          <draw:connector draw:type="line" svg:x1="9.94768in" svg:y1="5.65055in" svg:x2="11.93379in" svg:y2="5.65055in" draw:id="id210" draw:style-name="a1498" draw:name="Straight Arrow Connector 28">
            <svg:title/>
            <svg:desc/>
          </draw:connector>
          <draw:connector draw:type="line" svg:x1="2.93056in" svg:y1="5.69221in" svg:x2="0.94445in" svg:y2="5.69221in" draw:id="id211" draw:style-name="a1500" draw:name="Straight Arrow Connector 29">
            <svg:title/>
            <svg:desc/>
          </draw:connector>
          <draw:frame draw:id="id212" draw:style-name="a1504" draw:name="TextBox 30" svg:x="0.96528in" svg:y="5.65399in" svg:width="1.96528in" svg:height="0.35342in">
            <draw:text-box>
              <text:p text:style-name="a1503" text:class-names="" text:cond-style-name=""><text:span text:style-name="a1501" text:class-names="">Priority</text:span><text:span text:style-name="a1502" text:class-names=""/></text:p>
            </draw:text-box>
            <svg:title/>
            <svg:desc/>
          </draw:frame>
          <draw:frame draw:id="id213" draw:style-name="a1508" draw:name="TextBox 31" svg:x="9.94768in" svg:y="5.64395in" svg:width="1.96528in" svg:height="0.35342in">
            <draw:text-box>
              <text:p text:style-name="a1507" text:class-names="" text:cond-style-name=""><text:span text:style-name="a1505" text:class-names="">Priority</text:span><text:span text:style-name="a1506" text:class-names=""/></text:p>
            </draw:text-box>
            <svg:title/>
            <svg:desc/>
          </draw:frame>
          <draw:custom-shape svg:x="3.72719in" svg:y="2.96141in" svg:width="0.23114in" svg:height="0.15573in" draw:id="id214" draw:style-name="a1511" draw:name="Left-Right Arrow 17">
            <svg:title/>
            <svg:desc/>
            <text:p text:style-name="a1510" text:class-names="" text:cond-style-name=""><text:span text:style-name="a150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  <draw:custom-shape svg:x="3.72719in" svg:y="4.00648in" svg:width="0.23114in" svg:height="0.15573in" draw:id="id215" draw:style-name="a1514" draw:name="Left-Right Arrow 66">
            <svg:title/>
            <svg:desc/>
            <text:p text:style-name="a1513" text:class-names="" text:cond-style-name=""><text:span text:style-name="a15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  <draw:custom-shape svg:x="3.72719in" svg:y="5.02378in" svg:width="0.23114in" svg:height="0.15573in" draw:id="id216" draw:style-name="a1517" draw:name="Left-Right Arrow 67">
            <svg:title/>
            <svg:desc/>
            <text:p text:style-name="a1516" text:class-names="" text:cond-style-name=""><text:span text:style-name="a15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</draw:g>
      </draw:page>
      <draw:page draw:name="Slide2" draw:style-name="a1518" draw:master-page-name="Master1-Layout12-cust-full-image" presentation:presentation-page-layout-name="Master1-PPL12" draw:id="Slide-257">
        <draw:g draw:name="Group 23" draw:id="id217">
          <svg:title/>
          <svg:desc/>
          <draw:custom-shape svg:x="4.38875in" svg:y="2.70238in" svg:width="1.06299in" svg:height="1.06299in" draw:id="id218" draw:style-name="a1522" draw:name="Rectangle: Rounded Corners 1">
            <svg:title/>
            <svg:desc/>
            <text:p text:style-name="a1521" text:class-names="" text:cond-style-name=""><text:span text:style-name="a1519" text:class-names="">Core 1</text:span><text:span text:style-name="a152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7.0974in" svg:y="2.69783in" svg:width="1.06358in" svg:height="1.06358in" draw:id="id219" draw:style-name="a1526" draw:name="Rectangle: Rounded Corners 2">
            <svg:title/>
            <svg:desc/>
            <text:p text:style-name="a1525" text:class-names="" text:cond-style-name=""><text:span text:style-name="a1523" text:class-names="">Core 2</text:span><text:span text:style-name="a152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7.19524in" svg:y="5.4073in" svg:width="0.88627in" svg:height="0.88627in" draw:id="id220" draw:style-name="a1530" draw:name="Rectangle: Rounded Corners 3">
            <svg:title/>
            <svg:desc/>
            <text:p text:style-name="a1529" text:class-names="" text:cond-style-name=""><text:span text:style-name="a1527" text:class-names="">DMA</text:span><text:span text:style-name="a152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8.69242in" svg:y="2.40256in" svg:width="0.59055in" svg:height="0.59055in" draw:id="id221" draw:style-name="a1533" draw:name="Rectangle: Rounded Corners 4">
            <svg:title/>
            <svg:desc/>
            <text:p text:style-name="a1532" text:class-names="" text:cond-style-name=""><text:span text:style-name="a1531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8.70204in" svg:y="3.35163in" svg:width="0.59055in" svg:height="0.59055in" draw:id="id222" draw:style-name="a1536" draw:name="Rectangle: Rounded Corners 8">
            <svg:title/>
            <svg:desc/>
            <text:p text:style-name="a1535" text:class-names="" text:cond-style-name=""><text:span text:style-name="a153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96578in" svg:y="2.4071in" svg:width="0.59055in" svg:height="0.59055in" draw:id="id223" draw:style-name="a1539" draw:name="Rectangle: Rounded Corners 9">
            <svg:title/>
            <svg:desc/>
            <text:p text:style-name="a1538" text:class-names="" text:cond-style-name=""><text:span text:style-name="a153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9793in" svg:y="3.35163in" svg:width="0.59055in" svg:height="0.59055in" draw:id="id224" draw:style-name="a1542" draw:name="Rectangle: Rounded Corners 10">
            <svg:title/>
            <svg:desc/>
            <text:p text:style-name="a1541" text:class-names="" text:cond-style-name=""><text:span text:style-name="a154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Group 14" draw:id="id225">
            <svg:title/>
            <svg:desc/>
            <draw:custom-shape svg:x="3.26398in" svg:y="1.99539in" svg:width="0.59055in" svg:height="0.59055in" draw:id="id232" draw:style-name="a1560" draw:name="Rectangle: Rounded Corners 11">
              <svg:title/>
              <svg:desc/>
              <text:p text:style-name="a1559" text:class-names="" text:cond-style-name=""><text:span text:style-name="a1558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27749in" svg:y="2.93992in" svg:width="0.59055in" svg:height="0.59055in" draw:id="id233" draw:style-name="a1563" draw:name="Rectangle: Rounded Corners 12">
              <svg:title/>
              <svg:desc/>
              <text:p text:style-name="a1562" text:class-names="" text:cond-style-name=""><text:span text:style-name="a1561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28417in" svg:y="3.88444in" svg:width="0.59055in" svg:height="0.59055in" draw:id="id234" draw:style-name="a1566" draw:name="Rectangle: Rounded Corners 13">
              <svg:title/>
              <svg:desc/>
              <text:p text:style-name="a1565" text:class-names="" text:cond-style-name=""><text:span text:style-name="a1564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custom-shape svg:x="2.41489in" svg:y="1.34042in" svg:width="4.53191in" svg:height="3.74468in" draw:id="id226" draw:style-name="a1545" draw:name="Oval 15">
            <svg:title/>
            <svg:desc/>
            <text:p text:style-name="a1544" text:class-names="" text:cond-style-name=""><text:span text:style-name="a154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57409in" svg:y="1.48936in" svg:width="4.12856in" svg:height="3.59575in" draw:id="id227" draw:style-name="a1548" draw:name="Oval 16">
            <svg:title/>
            <svg:desc/>
            <text:p text:style-name="a1547" text:class-names="" text:cond-style-name=""><text:span text:style-name="a154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35106in" svg:y="3.87584in" svg:width="2.67021in" svg:height="2.70927in" draw:id="id228" draw:style-name="a1551" draw:name="Oval 18">
            <svg:title/>
            <svg:desc/>
            <text:p text:style-name="a1550" text:class-names="" text:cond-style-name=""><text:span text:style-name="a154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oup 22" draw:id="id229">
            <svg:title/>
            <svg:desc/>
            <draw:custom-shape svg:width="0.59055in" svg:height="0.59055in" draw:id="id230" draw:style-name="a1554" draw:transform="translate(-0.29527in -0.29527in) rotate(-4.71239) translate(7.15464in 4.48977in)" draw:name="Rectangle: Rounded Corners 20">
              <svg:title/>
              <svg:desc/>
              <text:p text:style-name="a1553" text:class-names="" text:cond-style-name=""><text:span text:style-name="a1552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width="0.59055in" svg:height="0.59055in" draw:id="id231" draw:style-name="a1557" draw:transform="translate(-0.29527in -0.29527in) rotate(-4.71239) translate(8.10372in 4.48016in)" draw:name="Rectangle: Rounded Corners 21">
              <svg:title/>
              <svg:desc/>
              <text:p text:style-name="a1556" text:class-names="" text:cond-style-name=""><text:span text:style-name="a1555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</draw:g>
      </draw:page>
      <draw:page draw:name="Slide3" draw:style-name="a1567" draw:master-page-name="Master1-Layout12-cust-full-image" presentation:presentation-page-layout-name="Master1-PPL12" draw:id="Slide-258">
        <draw:custom-shape svg:x="0.70083in" svg:y="1.54103in" svg:width="1.61968in" svg:height="0.53in" draw:id="id235" draw:style-name="a1570" draw:name="Pentagon 3">
          <svg:title/>
          <svg:desc/>
          <text:p text:style-name="a1569" text:class-names="" text:cond-style-name=""><text:span text:style-name="a1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72648in" svg:y="1.66943in" svg:width="1.32795in" svg:height="0.2732in" draw:id="id236" draw:style-name="a1575" draw:name="Chevron 4">
          <svg:title/>
          <svg:desc/>
          <text:p text:style-name="a1574" text:class-names="" text:cond-style-name=""><text:span text:style-name="a1571" text:class-names="">System</text:span><text:span text:style-name="a1572" text:class-names=""><text:line-break/></text:span><text:span text:style-name="a1573" text:class-names="">Resour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34678in" svg:height="1.01741in" draw:id="id237" draw:style-name="a1578" draw:transform="translate(-0.67339in -0.5087in) rotate(-3.14159) translate(1.38783in 2.57972in)" draw:name="Round Same Side Corner Rectangle 5">
          <svg:title/>
          <svg:desc/>
          <text:p text:style-name="a1577" text:class-names="" text:cond-style-name=""><text:span text:style-name="a1576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0.69403in" svg:y="2.10803in" svg:width="1.36039in" svg:height="0.87156in" draw:id="id238" draw:style-name="a1582" draw:name="Round Same Side Corner Rectangle 4">
          <svg:title/>
          <svg:desc/>
          <text:list text:style-name="a1581">
            <text:list-item>
              <text:list text:style-name="a1581">
                <text:list-item>
                  <text:p text:style-name="a1580" text:class-names="" text:cond-style-name=""><text:span text:style-name="a1579" text:class-names="">Collect available<text:line-break/>system resources<text:line-break/>of multi-processor<text:line-break/>systems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g draw:name="Group 7" draw:id="id239">
          <svg:title/>
          <svg:desc/>
          <draw:custom-shape svg:width="1.34678in" svg:height="1.01741in" draw:id="id251" draw:style-name="a1614" draw:transform="translate(-0.67339in -0.5087in) rotate(-3.14159) translate(2.84623in 2.57971in)" draw:name="Round Same Side Corner Rectangle 8">
            <svg:title/>
            <svg:desc/>
            <text:p text:style-name="a1613" text:class-names="" text:cond-style-name=""><text:span text:style-name="a1612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1666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8 - ?f25"/>
              <draw:equation draw:name="f28" draw:formula="?f19 - ?f26"/>
              <draw:equation draw:name="f29" draw:formula="?f25 - ?f26"/>
              <draw:equation draw:name="f30" draw:formula="?f25 * 29289"/>
              <draw:equation draw:name="f31" draw:formula="?f26 * 29289"/>
              <draw:equation draw:name="f32" draw:formula="?f25 * ?f17"/>
              <draw:equation draw:name="f33" draw:formula="?f26 * ?f17"/>
              <draw:equation draw:name="f34" draw:formula="?f30 / 100000"/>
              <draw:equation draw:name="f35" draw:formula="?f31 / 100000"/>
              <draw:equation draw:name="f36" draw:formula="if(?f29, ?f34, ?f35)"/>
              <draw:equation draw:name="f37" draw:formula="?f19 - ?f35"/>
              <draw:equation draw:name="f38" draw:formula="?f18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7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7, ?f59)"/>
              <draw:equation draw:name="f79" draw:formula="if(?f42, ?f11, ?f60)"/>
              <draw:equation draw:name="f80" draw:formula="if(?f42, ?f27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3"/>
              <draw:equation draw:name="f93" draw:formula="sin(?f89)"/>
              <draw:equation draw:name="f94" draw:formula="0 - ?f93"/>
              <draw:equation draw:name="f95" draw:formula="?f94 * ?f33"/>
              <draw:equation draw:name="f96" draw:formula="sqrt(?f92 * ?f92 + ?f95 * ?f95 + 0 * 0)"/>
              <draw:equation draw:name="f97" draw:formula="?f33 * ?f33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8 - ?f100"/>
              <draw:equation draw:name="f102" draw:formula="?f99 - ?f33"/>
              <draw:equation draw:name="f103" draw:formula="?f101 - ?f33"/>
              <draw:equation draw:name="f104" draw:formula="?f99 + ?f33"/>
              <draw:equation draw:name="f105" draw:formula="?f101 + ?f33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3"/>
              <draw:equation draw:name="f112" draw:formula="sin(?f108)"/>
              <draw:equation draw:name="f113" draw:formula="0 - ?f112"/>
              <draw:equation draw:name="f114" draw:formula="?f113 * ?f33"/>
              <draw:equation draw:name="f115" draw:formula="sqrt(?f111 * ?f111 + ?f114 * ?f114 + 0 * 0)"/>
              <draw:equation draw:name="f116" draw:formula="?f33 * ?f33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8, ?f103)"/>
              <draw:equation draw:name="f123" draw:formula="if(?f42, ?f18, ?f104)"/>
              <draw:equation draw:name="f124" draw:formula="if(?f42, ?f28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3"/>
              <draw:equation draw:name="f136" draw:formula="sin(?f132)"/>
              <draw:equation draw:name="f137" draw:formula="0 - ?f136"/>
              <draw:equation draw:name="f138" draw:formula="?f137 * ?f33"/>
              <draw:equation draw:name="f139" draw:formula="sqrt(?f135 * ?f135 + ?f138 * ?f138 + 0 * 0)"/>
              <draw:equation draw:name="f140" draw:formula="?f33 * ?f33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3"/>
              <draw:equation draw:name="f146" draw:formula="?f144 - ?f33"/>
              <draw:equation draw:name="f147" draw:formula="?f142 + ?f33"/>
              <draw:equation draw:name="f148" draw:formula="?f144 + ?f33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3"/>
              <draw:equation draw:name="f155" draw:formula="sin(?f151)"/>
              <draw:equation draw:name="f156" draw:formula="0 - ?f155"/>
              <draw:equation draw:name="f157" draw:formula="?f156 * ?f33"/>
              <draw:equation draw:name="f158" draw:formula="sqrt(?f154 * ?f154 + ?f157 * ?f157 + 0 * 0)"/>
              <draw:equation draw:name="f159" draw:formula="?f33 * ?f33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2"/>
              <draw:equation draw:name="f179" draw:formula="sin(?f175)"/>
              <draw:equation draw:name="f180" draw:formula="0 - ?f179"/>
              <draw:equation draw:name="f181" draw:formula="?f180 * ?f32"/>
              <draw:equation draw:name="f182" draw:formula="sqrt(?f178 * ?f178 + ?f181 * ?f181 + 0 * 0)"/>
              <draw:equation draw:name="f183" draw:formula="?f32 * ?f32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2"/>
              <draw:equation draw:name="f189" draw:formula="?f187 - ?f32"/>
              <draw:equation draw:name="f190" draw:formula="?f185 + ?f32"/>
              <draw:equation draw:name="f191" draw:formula="?f187 + ?f32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2"/>
              <draw:equation draw:name="f198" draw:formula="sin(?f194)"/>
              <draw:equation draw:name="f199" draw:formula="0 - ?f198"/>
              <draw:equation draw:name="f200" draw:formula="?f199 * ?f32"/>
              <draw:equation draw:name="f201" draw:formula="sqrt(?f197 * ?f197 + ?f200 * ?f200 + 0 * 0)"/>
              <draw:equation draw:name="f202" draw:formula="?f32 * ?f32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2.14648in" svg:y="1.53607in" svg:width="1.64264in" svg:height="0.53in" draw:id="id252" draw:style-name="a1617" draw:name="Chevron 9">
            <svg:title/>
            <svg:desc/>
            <text:p text:style-name="a1616" text:class-names="" text:cond-style-name=""><text:span text:style-name="a16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  <draw:custom-shape svg:x="2.17284in" svg:y="1.67273in" svg:width="1.48703in" svg:height="0.2732in" draw:id="id253" draw:style-name="a1620" draw:name="Chevron 4">
            <svg:title/>
            <svg:desc/>
            <text:p text:style-name="a1619" text:class-names="" text:cond-style-name=""><text:span text:style-name="a1618" text:class-names="">Project<text:line-break/>Zon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0884in" svg:y="2.17575in" svg:width="1.4584in" svg:height="0.62728in" draw:id="id254" draw:style-name="a1624" draw:name="Round Same Side Corner Rectangle 4">
            <svg:title/>
            <svg:desc/>
            <text:list text:style-name="a1623">
              <text:list-item>
                <text:list text:style-name="a1623">
                  <text:list-item>
                    <text:p text:style-name="a1622" text:class-names="" text:cond-style-name=""><text:span text:style-name="a1621" text:class-names="">Select resources<text:line-break/>for independent software project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5.24616in" svg:y="1.6789in" svg:width="0.96473in" svg:height="0.2732in" draw:id="id240" draw:style-name="a1585" draw:name="Chevron 4">
          <svg:title/>
          <svg:desc/>
          <text:p text:style-name="a1584" text:class-names="" text:cond-style-name=""><text:span text:style-name="a1583" text:class-names="">Build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3" draw:id="id241">
          <svg:title/>
          <svg:desc/>
          <draw:custom-shape svg:width="1.34678in" svg:height="1.01741in" draw:id="id247" draw:style-name="a1601" draw:transform="translate(-0.67339in -0.5087in) rotate(-3.14159) translate(4.32986in 2.57971in)" draw:name="Round Same Side Corner Rectangle 14">
            <svg:title/>
            <svg:desc/>
            <text:p text:style-name="a1600" text:class-names="" text:cond-style-name=""><text:span text:style-name="a1599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1666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8 - ?f25"/>
              <draw:equation draw:name="f28" draw:formula="?f19 - ?f26"/>
              <draw:equation draw:name="f29" draw:formula="?f25 - ?f26"/>
              <draw:equation draw:name="f30" draw:formula="?f25 * 29289"/>
              <draw:equation draw:name="f31" draw:formula="?f26 * 29289"/>
              <draw:equation draw:name="f32" draw:formula="?f25 * ?f17"/>
              <draw:equation draw:name="f33" draw:formula="?f26 * ?f17"/>
              <draw:equation draw:name="f34" draw:formula="?f30 / 100000"/>
              <draw:equation draw:name="f35" draw:formula="?f31 / 100000"/>
              <draw:equation draw:name="f36" draw:formula="if(?f29, ?f34, ?f35)"/>
              <draw:equation draw:name="f37" draw:formula="?f19 - ?f35"/>
              <draw:equation draw:name="f38" draw:formula="?f18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7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7, ?f59)"/>
              <draw:equation draw:name="f79" draw:formula="if(?f42, ?f11, ?f60)"/>
              <draw:equation draw:name="f80" draw:formula="if(?f42, ?f27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3"/>
              <draw:equation draw:name="f93" draw:formula="sin(?f89)"/>
              <draw:equation draw:name="f94" draw:formula="0 - ?f93"/>
              <draw:equation draw:name="f95" draw:formula="?f94 * ?f33"/>
              <draw:equation draw:name="f96" draw:formula="sqrt(?f92 * ?f92 + ?f95 * ?f95 + 0 * 0)"/>
              <draw:equation draw:name="f97" draw:formula="?f33 * ?f33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8 - ?f100"/>
              <draw:equation draw:name="f102" draw:formula="?f99 - ?f33"/>
              <draw:equation draw:name="f103" draw:formula="?f101 - ?f33"/>
              <draw:equation draw:name="f104" draw:formula="?f99 + ?f33"/>
              <draw:equation draw:name="f105" draw:formula="?f101 + ?f33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3"/>
              <draw:equation draw:name="f112" draw:formula="sin(?f108)"/>
              <draw:equation draw:name="f113" draw:formula="0 - ?f112"/>
              <draw:equation draw:name="f114" draw:formula="?f113 * ?f33"/>
              <draw:equation draw:name="f115" draw:formula="sqrt(?f111 * ?f111 + ?f114 * ?f114 + 0 * 0)"/>
              <draw:equation draw:name="f116" draw:formula="?f33 * ?f33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8, ?f103)"/>
              <draw:equation draw:name="f123" draw:formula="if(?f42, ?f18, ?f104)"/>
              <draw:equation draw:name="f124" draw:formula="if(?f42, ?f28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3"/>
              <draw:equation draw:name="f136" draw:formula="sin(?f132)"/>
              <draw:equation draw:name="f137" draw:formula="0 - ?f136"/>
              <draw:equation draw:name="f138" draw:formula="?f137 * ?f33"/>
              <draw:equation draw:name="f139" draw:formula="sqrt(?f135 * ?f135 + ?f138 * ?f138 + 0 * 0)"/>
              <draw:equation draw:name="f140" draw:formula="?f33 * ?f33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3"/>
              <draw:equation draw:name="f146" draw:formula="?f144 - ?f33"/>
              <draw:equation draw:name="f147" draw:formula="?f142 + ?f33"/>
              <draw:equation draw:name="f148" draw:formula="?f144 + ?f33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3"/>
              <draw:equation draw:name="f155" draw:formula="sin(?f151)"/>
              <draw:equation draw:name="f156" draw:formula="0 - ?f155"/>
              <draw:equation draw:name="f157" draw:formula="?f156 * ?f33"/>
              <draw:equation draw:name="f158" draw:formula="sqrt(?f154 * ?f154 + ?f157 * ?f157 + 0 * 0)"/>
              <draw:equation draw:name="f159" draw:formula="?f33 * ?f33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2"/>
              <draw:equation draw:name="f179" draw:formula="sin(?f175)"/>
              <draw:equation draw:name="f180" draw:formula="0 - ?f179"/>
              <draw:equation draw:name="f181" draw:formula="?f180 * ?f32"/>
              <draw:equation draw:name="f182" draw:formula="sqrt(?f178 * ?f178 + ?f181 * ?f181 + 0 * 0)"/>
              <draw:equation draw:name="f183" draw:formula="?f32 * ?f32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2"/>
              <draw:equation draw:name="f189" draw:formula="?f187 - ?f32"/>
              <draw:equation draw:name="f190" draw:formula="?f185 + ?f32"/>
              <draw:equation draw:name="f191" draw:formula="?f187 + ?f32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2"/>
              <draw:equation draw:name="f198" draw:formula="sin(?f194)"/>
              <draw:equation draw:name="f199" draw:formula="0 - ?f198"/>
              <draw:equation draw:name="f200" draw:formula="?f199 * ?f32"/>
              <draw:equation draw:name="f201" draw:formula="sqrt(?f197 * ?f197 + ?f200 * ?f200 + 0 * 0)"/>
              <draw:equation draw:name="f202" draw:formula="?f32 * ?f32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3.6301in" svg:y="1.53607in" svg:width="1.64264in" svg:height="0.53in" draw:id="id248" draw:style-name="a1604" draw:name="Chevron 15">
            <svg:title/>
            <svg:desc/>
            <text:p text:style-name="a1603" text:class-names="" text:cond-style-name=""><text:span text:style-name="a160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  <draw:custom-shape svg:x="3.65646in" svg:y="1.67273in" svg:width="1.48703in" svg:height="0.2732in" draw:id="id249" draw:style-name="a1607" draw:name="Chevron 4">
            <svg:title/>
            <svg:desc/>
            <text:p text:style-name="a1606" text:class-names="" text:cond-style-name=""><text:span text:style-name="a1605" text:class-names="">Execution<text:line-break/>Zon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9247in" svg:y="2.25058in" svg:width="1.4584in" svg:height="0.62728in" draw:id="id250" draw:style-name="a1611" draw:name="Round Same Side Corner Rectangle 4">
            <svg:title/>
            <svg:desc/>
            <text:list text:style-name="a1610">
              <text:list-item>
                <text:list text:style-name="a1610">
                  <text:list-item>
                    <text:p text:style-name="a1609" text:class-names="" text:cond-style-name=""><text:span text:style-name="a1608" text:class-names="">Partition memory and peripherals<text:line-break/>for safe process <text:line-break/>executio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8" draw:id="id242">
          <svg:title/>
          <svg:desc/>
          <draw:custom-shape svg:width="1.34678in" svg:height="1.01741in" draw:id="id243" draw:style-name="a1588" draw:transform="translate(-0.67339in -0.5087in) rotate(-3.14159) translate(5.80557in 2.57775in)" draw:name="Round Same Side Corner Rectangle 19">
            <svg:title/>
            <svg:desc/>
            <text:p text:style-name="a1587" text:class-names="" text:cond-style-name=""><text:span text:style-name="a1586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1666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8 - ?f25"/>
              <draw:equation draw:name="f28" draw:formula="?f19 - ?f26"/>
              <draw:equation draw:name="f29" draw:formula="?f25 - ?f26"/>
              <draw:equation draw:name="f30" draw:formula="?f25 * 29289"/>
              <draw:equation draw:name="f31" draw:formula="?f26 * 29289"/>
              <draw:equation draw:name="f32" draw:formula="?f25 * ?f17"/>
              <draw:equation draw:name="f33" draw:formula="?f26 * ?f17"/>
              <draw:equation draw:name="f34" draw:formula="?f30 / 100000"/>
              <draw:equation draw:name="f35" draw:formula="?f31 / 100000"/>
              <draw:equation draw:name="f36" draw:formula="if(?f29, ?f34, ?f35)"/>
              <draw:equation draw:name="f37" draw:formula="?f19 - ?f35"/>
              <draw:equation draw:name="f38" draw:formula="?f18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7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7, ?f59)"/>
              <draw:equation draw:name="f79" draw:formula="if(?f42, ?f11, ?f60)"/>
              <draw:equation draw:name="f80" draw:formula="if(?f42, ?f27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3"/>
              <draw:equation draw:name="f93" draw:formula="sin(?f89)"/>
              <draw:equation draw:name="f94" draw:formula="0 - ?f93"/>
              <draw:equation draw:name="f95" draw:formula="?f94 * ?f33"/>
              <draw:equation draw:name="f96" draw:formula="sqrt(?f92 * ?f92 + ?f95 * ?f95 + 0 * 0)"/>
              <draw:equation draw:name="f97" draw:formula="?f33 * ?f33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8 - ?f100"/>
              <draw:equation draw:name="f102" draw:formula="?f99 - ?f33"/>
              <draw:equation draw:name="f103" draw:formula="?f101 - ?f33"/>
              <draw:equation draw:name="f104" draw:formula="?f99 + ?f33"/>
              <draw:equation draw:name="f105" draw:formula="?f101 + ?f33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3"/>
              <draw:equation draw:name="f112" draw:formula="sin(?f108)"/>
              <draw:equation draw:name="f113" draw:formula="0 - ?f112"/>
              <draw:equation draw:name="f114" draw:formula="?f113 * ?f33"/>
              <draw:equation draw:name="f115" draw:formula="sqrt(?f111 * ?f111 + ?f114 * ?f114 + 0 * 0)"/>
              <draw:equation draw:name="f116" draw:formula="?f33 * ?f33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8, ?f103)"/>
              <draw:equation draw:name="f123" draw:formula="if(?f42, ?f18, ?f104)"/>
              <draw:equation draw:name="f124" draw:formula="if(?f42, ?f28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3"/>
              <draw:equation draw:name="f136" draw:formula="sin(?f132)"/>
              <draw:equation draw:name="f137" draw:formula="0 - ?f136"/>
              <draw:equation draw:name="f138" draw:formula="?f137 * ?f33"/>
              <draw:equation draw:name="f139" draw:formula="sqrt(?f135 * ?f135 + ?f138 * ?f138 + 0 * 0)"/>
              <draw:equation draw:name="f140" draw:formula="?f33 * ?f33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3"/>
              <draw:equation draw:name="f146" draw:formula="?f144 - ?f33"/>
              <draw:equation draw:name="f147" draw:formula="?f142 + ?f33"/>
              <draw:equation draw:name="f148" draw:formula="?f144 + ?f33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3"/>
              <draw:equation draw:name="f155" draw:formula="sin(?f151)"/>
              <draw:equation draw:name="f156" draw:formula="0 - ?f155"/>
              <draw:equation draw:name="f157" draw:formula="?f156 * ?f33"/>
              <draw:equation draw:name="f158" draw:formula="sqrt(?f154 * ?f154 + ?f157 * ?f157 + 0 * 0)"/>
              <draw:equation draw:name="f159" draw:formula="?f33 * ?f33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2"/>
              <draw:equation draw:name="f179" draw:formula="sin(?f175)"/>
              <draw:equation draw:name="f180" draw:formula="0 - ?f179"/>
              <draw:equation draw:name="f181" draw:formula="?f180 * ?f32"/>
              <draw:equation draw:name="f182" draw:formula="sqrt(?f178 * ?f178 + ?f181 * ?f181 + 0 * 0)"/>
              <draw:equation draw:name="f183" draw:formula="?f32 * ?f32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2"/>
              <draw:equation draw:name="f189" draw:formula="?f187 - ?f32"/>
              <draw:equation draw:name="f190" draw:formula="?f185 + ?f32"/>
              <draw:equation draw:name="f191" draw:formula="?f187 + ?f32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2"/>
              <draw:equation draw:name="f198" draw:formula="sin(?f194)"/>
              <draw:equation draw:name="f199" draw:formula="0 - ?f198"/>
              <draw:equation draw:name="f200" draw:formula="?f199 * ?f32"/>
              <draw:equation draw:name="f201" draw:formula="sqrt(?f197 * ?f197 + ?f200 * ?f200 + 0 * 0)"/>
              <draw:equation draw:name="f202" draw:formula="?f32 * ?f32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5.10582in" svg:y="1.53411in" svg:width="1.64264in" svg:height="0.53in" draw:id="id244" draw:style-name="a1591" draw:name="Chevron 20">
            <svg:title/>
            <svg:desc/>
            <text:p text:style-name="a1590" text:class-names="" text:cond-style-name=""><text:span text:style-name="a158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  <draw:custom-shape svg:x="5.13218in" svg:y="1.67077in" svg:width="1.48703in" svg:height="0.2732in" draw:id="id245" draw:style-name="a1594" draw:name="Chevron 4">
            <svg:title/>
            <svg:desc/>
            <text:p text:style-name="a1593" text:class-names="" text:cond-style-name=""><text:span text:style-name="a1592" text:class-names="">Build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5458in" svg:y="2.17379in" svg:width="1.4584in" svg:height="0.62728in" draw:id="id246" draw:style-name="a1598" draw:name="Round Same Side Corner Rectangle 4">
            <svg:title/>
            <svg:desc/>
            <text:list text:style-name="a1597">
              <text:list-item>
                <text:list text:style-name="a1597">
                  <text:list-item>
                    <text:p text:style-name="a1596" text:class-names="" text:cond-style-name=""><text:span text:style-name="a1595" text:class-names="">Generate tool<text:line-break/>setup and hardware configuratio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4" draw:style-name="a1625" draw:master-page-name="Master1-Layout12-cust-full-image" presentation:presentation-page-layout-name="Master1-PPL12" draw:id="Slide-259">
        <draw:custom-shape svg:x="3.33884in" svg:y="2.73506in" svg:width="1.35156in" svg:height="0.57878in" draw:id="id255" draw:style-name="a1629" draw:name="Rectangle 21">
          <svg:title/>
          <svg:desc/>
          <text:p text:style-name="a1628" text:class-names="" text:cond-style-name=""><text:span text:style-name="a1626" text:class-names="">file templates</text:span><text:span text:style-name="a1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931in" svg:y="3.69079in" svg:width="1.35156in" svg:height="0.57878in" draw:id="id256" draw:style-name="a1633" draw:name="Rectangle 23">
          <svg:title/>
          <svg:desc/>
          <text:p text:style-name="a1632" text:class-names="" text:cond-style-name=""><text:span text:style-name="a1630" text:class-names="">CMSIS-Zone<text:line-break/>data</text:span><text:span text:style-name="a1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321in" svg:y="3.10709in" svg:width="1.72769in" svg:height="0.88607in" draw:id="id257" draw:style-name="a1637" draw:name="Oval 25">
          <svg:title/>
          <svg:desc/>
          <text:p text:style-name="a1636" text:class-names="" text:cond-style-name=""><text:span text:style-name="a1634" text:class-names="">FreeMarker</text:span><text:span text:style-name="a16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6904in" svg:y1="3.02445in" draw:start-shape="id255" draw:start-glue-point="1" svg:x2="5.14352in" svg:y2="3.38183in" draw:id="id258" draw:style-name="a1639" draw:name="Straight Arrow Connector 27">
          <svg:title/>
          <svg:desc/>
        </draw:connector>
        <draw:connector draw:type="line" svg:x1="4.67087in" svg:y1="3.98018in" draw:start-shape="id256" draw:start-glue-point="1" svg:x2="5.14352in" svg:y2="3.71842in" draw:id="id259" draw:style-name="a1641" draw:name="Straight Arrow Connector 28">
          <svg:title/>
          <svg:desc/>
        </draw:connector>
        <draw:connector draw:type="line" svg:x1="6.8009in" svg:y1="3.55012in" draw:start-shape="id257" draw:start-glue-point="1" svg:x2="7.33884in" svg:y2="3.55012in" draw:id="id260" draw:style-name="a1643" draw:name="Straight Arrow Connector 29">
          <svg:title/>
          <svg:desc/>
        </draw:connector>
        <draw:custom-shape svg:x="7.33884in" svg:y="3.26073in" svg:width="1.35156in" svg:height="0.57878in" draw:id="id261" draw:style-name="a1647" draw:name="Rectangle 31">
          <svg:title/>
          <svg:desc/>
          <text:p text:style-name="a1646" text:class-names="" text:cond-style-name=""><text:span text:style-name="a1644" text:class-names="">Project files</text:span><text:span text:style-name="a1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41119in" svg:y="0.43284in" svg:width="7.65176in" svg:height="1.27779in"/>
      <presentation:placeholder presentation:object="outline" svg:x="3.4033in" svg:y="3.68215in" svg:width="5.65812in" svg:height="0.46818in"/>
      <presentation:placeholder presentation:object="outline" svg:x="3.4033in" svg:y="5.94797in" svg:width="5.65812in" svg:height="0.33201in"/>
      <presentation:placeholder presentation:object="outline" svg:x="3.40938in" svg:y="4.16122in" svg:width="5.65144in" svg:height="0.46841in"/>
      <presentation:placeholder presentation:object="outline" svg:x="3.4033in" svg:y="6.28723in" svg:width="5.65812in" svg:height="0.33201in"/>
    </style:presentation-page-layout>
    <style:presentation-page-layout style:name="Master1-PPL2" style:display-name="1 Column Slide">
      <presentation:placeholder presentation:object="title" svg:x="0.90159in" svg:y="0.39189in" svg:width="11.08169in" svg:height="0.61077in"/>
      <presentation:placeholder presentation:object="object" svg:x="0.89412in" svg:y="1.56945in" svg:width="11.07728in" svg:height="4.99233in"/>
    </style:presentation-page-layout>
    <style:presentation-page-layout style:name="Master1-PPL3" style:display-name="2 column slide ">
      <presentation:placeholder presentation:object="title" svg:x="0.90159in" svg:y="0.39189in" svg:width="11.08169in" svg:height="0.61077in"/>
      <presentation:placeholder presentation:object="object" svg:x="0.89384in" svg:y="1.56734in" svg:width="5.24798in" svg:height="4.99233in"/>
      <presentation:placeholder presentation:object="object" svg:x="6.73733in" svg:y="1.56482in" svg:width="5.24798in" svg:height="4.99233in"/>
    </style:presentation-page-layout>
    <style:presentation-page-layout style:name="Master1-PPL4" style:display-name="3 column slide ">
      <presentation:placeholder presentation:object="object" svg:x="0.89384in" svg:y="1.56734in" svg:width="3.41119in" svg:height="4.99233in"/>
      <presentation:placeholder presentation:object="object" svg:x="4.72726in" svg:y="1.56734in" svg:width="3.41119in" svg:height="4.99233in"/>
      <presentation:placeholder presentation:object="object" svg:x="8.56302in" svg:y="1.56734in" svg:width="3.41119in" svg:height="4.99233in"/>
      <presentation:placeholder presentation:object="title" svg:x="0.90159in" svg:y="0.39189in" svg:width="11.08169in" svg:height="0.61077in"/>
    </style:presentation-page-layout>
    <style:presentation-page-layout style:name="Master1-PPL5" style:display-name="2_col_narrow_wide">
      <presentation:placeholder presentation:object="object" svg:x="0.89384in" svg:y="1.56734in" svg:width="3.41119in" svg:height="4.99233in"/>
      <presentation:placeholder presentation:object="title" svg:x="0.90159in" svg:y="0.39189in" svg:width="11.08169in" svg:height="0.61077in"/>
      <presentation:placeholder presentation:object="object" svg:x="4.72487in" svg:y="1.56734in" svg:width="7.25614in" svg:height="4.99233in"/>
    </style:presentation-page-layout>
    <style:presentation-page-layout style:name="Master1-PPL6" style:display-name="1_3 column slide ">
      <presentation:placeholder presentation:object="title" svg:x="0.90159in" svg:y="0.39189in" svg:width="11.08169in" svg:height="0.61077in"/>
      <presentation:placeholder presentation:object="object" svg:x="8.57412in" svg:y="1.56734in" svg:width="3.41119in" svg:height="4.99233in"/>
      <presentation:placeholder presentation:object="object" svg:x="0.89329in" svg:y="1.56734in" svg:width="7.25614in" svg:height="4.99233in"/>
    </style:presentation-page-layout>
    <style:presentation-page-layout style:name="Master1-PPL7" style:display-name="3 column slide with images">
      <presentation:placeholder presentation:object="title" svg:x="0.90159in" svg:y="0.39189in" svg:width="11.08169in" svg:height="0.61077in"/>
      <presentation:placeholder presentation:object="object" svg:x="0.89384in" svg:y="1.56734in" svg:width="3.41119in" svg:height="4.99233in"/>
      <presentation:placeholder presentation:object="object" svg:x="4.7399in" svg:y="1.56734in" svg:width="3.41119in" svg:height="4.99233in"/>
      <presentation:placeholder presentation:object="object" svg:x="8.57517in" svg:y="1.56734in" svg:width="3.41119in" svg:height="4.99233in"/>
      <presentation:placeholder presentation:object="graphic" svg:x="4.73892in" svg:y="2.60229in" svg:width="3.41119in" svg:height="3.14961in"/>
      <presentation:placeholder presentation:object="graphic" svg:x="0.89519in" svg:y="2.60229in" svg:width="3.41119in" svg:height="3.14961in"/>
      <presentation:placeholder presentation:object="graphic" svg:x="8.57519in" svg:y="2.60229in" svg:width="3.41119in" svg:height="3.14961in"/>
    </style:presentation-page-layout>
    <style:presentation-page-layout style:name="Master1-PPL8" style:display-name="2 column text with image">
      <presentation:placeholder presentation:object="object" svg:x="0.89385in" svg:y="1.56734in" svg:width="2.58556in" svg:height="4.99233in"/>
      <presentation:placeholder presentation:object="object" svg:x="6.55996in" svg:y="1.56734in" svg:width="2.58556in" svg:height="4.99233in"/>
      <presentation:placeholder presentation:object="title" svg:x="0.90159in" svg:y="0.39189in" svg:width="11.08169in" svg:height="0.61077in"/>
      <presentation:placeholder presentation:object="graphic" svg:x="3.51614in" svg:y="1.64829in" svg:width="2.75519in" svg:height="2.09974in"/>
      <presentation:placeholder presentation:object="graphic" svg:x="9.19668in" svg:y="1.64829in" svg:width="2.75519in" svg:height="2.09974in"/>
      <presentation:placeholder presentation:object="graphic" svg:x="3.51614in" svg:y="3.88451in" svg:width="2.75519in" svg:height="2.09974in"/>
      <presentation:placeholder presentation:object="graphic" svg:x="9.19668in" svg:y="3.88451in" svg:width="2.75519in" svg:height="2.09974in"/>
    </style:presentation-page-layout>
    <style:presentation-page-layout style:name="Master1-PPL9" style:display-name="2 column with image ">
      <presentation:placeholder presentation:object="title" svg:x="0.90159in" svg:y="0.39189in" svg:width="11.08169in" svg:height="0.61077in"/>
      <presentation:placeholder presentation:object="graphic" svg:x="6.44908in" svg:y="1.69852in" svg:width="5.54106in" svg:height="4.64851in"/>
      <presentation:placeholder presentation:object="object" svg:x="0.89384in" svg:y="1.56734in" svg:width="5.39095in" svg:height="4.99233in"/>
    </style:presentation-page-layout>
    <style:presentation-page-layout style:name="Master1-PPL10" style:display-name="2 column with chart">
      <presentation:placeholder presentation:object="chart" svg:x="6.18135in" svg:y="1.54867in" svg:width="6.26689in" svg:height="5.02778in"/>
      <presentation:placeholder presentation:object="title" svg:x="0.90159in" svg:y="0.39189in" svg:width="11.08169in" svg:height="0.61077in"/>
      <presentation:placeholder presentation:object="object" svg:x="0.89384in" svg:y="1.56734in" svg:width="4.97071in" svg:height="4.99233in"/>
    </style:presentation-page-layout>
    <style:presentation-page-layout style:name="Master1-PPL11" style:display-name="Image slide with title ">
      <presentation:placeholder presentation:object="title" svg:x="0.90159in" svg:y="0.39189in" svg:width="11.08169in" svg:height="0.61077in"/>
      <presentation:placeholder presentation:object="graphic" svg:x="0.89184in" svg:y="1.56734in" svg:width="11.07623in" svg:height="4.99233in"/>
    </style:presentation-page-layout>
    <style:presentation-page-layout style:name="Master1-PPL12" style:display-name="full image">
      <presentation:placeholder presentation:object="graphic" svg:x="0in" svg:y="0in" svg:width="13.32986in" svg:height="7.50903in"/>
      <presentation:placeholder presentation:object="title" svg:x="0.90159in" svg:y="0.39189in" svg:width="11.08169in" svg:height="0.61077in"/>
    </style:presentation-page-layout>
    <style:presentation-page-layout style:name="Master1-PPL13" style:display-name="Table Slide">
      <presentation:placeholder presentation:object="title" svg:x="0.90159in" svg:y="0.39189in" svg:width="11.08169in" svg:height="0.61077in"/>
      <presentation:placeholder presentation:object="table" svg:x="0.89384in" svg:y="1.56735in" svg:width="11.08169in" svg:height="4.95606in"/>
    </style:presentation-page-layout>
    <style:presentation-page-layout style:name="Master1-PPL14" style:display-name="Large quote">
      <presentation:placeholder presentation:object="outline" svg:x="0.83968in" svg:y="2.50919in" svg:width="11.56654in" svg:height="2.50919in"/>
      <presentation:placeholder presentation:object="outline" svg:x="2.3406in" svg:y="4.08399in" svg:width="8.56995in" svg:height="1.33333in"/>
    </style:presentation-page-layout>
    <style:presentation-page-layout style:name="Master1-PPL15" style:display-name="Divider slide">
      <presentation:placeholder presentation:object="outline" svg:x="0in" svg:y="3.05556in" svg:width="13.32986in" svg:height="1.96282in"/>
    </style:presentation-page-layout>
    <style:presentation-page-layout style:name="Master1-PPL16" style:display-name="1 Column Slide w/ Sub">
      <presentation:placeholder presentation:object="title" svg:x="0.90159in" svg:y="0.39189in" svg:width="11.08169in" svg:height="0.61077in"/>
      <presentation:placeholder presentation:object="object" svg:x="0.89243in" svg:y="1.56734in" svg:width="11.07728in" svg:height="4.99233in"/>
      <presentation:placeholder presentation:object="object" svg:x="0.91219in" svg:y="1.02367in" svg:width="11.07639in" svg:height="0.39931in"/>
    </style:presentation-page-layout>
    <style:presentation-page-layout style:name="Master1-PPL17" style:display-name="2 column slide w/ Sub">
      <presentation:placeholder presentation:object="title" svg:x="0.90159in" svg:y="0.39189in" svg:width="11.08169in" svg:height="0.61077in"/>
      <presentation:placeholder presentation:object="object" svg:x="0.89384in" svg:y="1.56734in" svg:width="5.24798in" svg:height="4.99233in"/>
      <presentation:placeholder presentation:object="object" svg:x="6.73733in" svg:y="1.56482in" svg:width="5.24798in" svg:height="4.99233in"/>
      <presentation:placeholder presentation:object="object" svg:x="0.91219in" svg:y="1.02367in" svg:width="11.07639in" svg:height="0.39931in"/>
    </style:presentation-page-layout>
    <style:presentation-page-layout style:name="Master1-PPL18" style:display-name="2 column slide with col titles">
      <presentation:placeholder presentation:object="title" svg:x="0.90159in" svg:y="0.39189in" svg:width="11.08169in" svg:height="0.61077in"/>
      <presentation:placeholder presentation:object="object" svg:x="0.89384in" svg:y="2.03468in" svg:width="5.24798in" svg:height="4.54171in"/>
      <presentation:placeholder presentation:object="object" svg:x="6.73733in" svg:y="2.0339in" svg:width="5.24798in" svg:height="4.54331in"/>
      <presentation:placeholder presentation:object="object" svg:x="0.89757in" svg:y="1.56771in" svg:width="5.2691in" svg:height="0.39931in"/>
      <presentation:placeholder presentation:object="object" svg:x="6.73727in" svg:y="1.56771in" svg:width="5.2691in" svg:height="0.39931in"/>
    </style:presentation-page-layout>
    <style:presentation-page-layout style:name="Master1-PPL19" style:display-name="1_Guest header ">
      <presentation:placeholder presentation:object="title" svg:x="3.41119in" svg:y="0.43284in" svg:width="7.65176in" svg:height="1.27779in"/>
      <presentation:placeholder presentation:object="outline" svg:x="3.4033in" svg:y="3.68215in" svg:width="5.65812in" svg:height="2.48735in"/>
    </style:presentation-page-layout>
    <style:presentation-page-layout style:name="Master1-PPL20" style:display-name="Acknowledgements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07" xlink:href="media/image1.jpeg" xlink:show="embed" xlink:actuate="onLoad"/>
    <draw:fill-image draw:name="a1353" xlink:href="media/image2.jpeg" xlink:show="embed" xlink:actuate="onLoad"/>
    <draw:fill-image draw:name="a65" xlink:href="media/image1.jpeg" xlink:show="embed" xlink:actuate="onLoad"/>
    <draw:marker draw:name="a1497" svg:viewBox="0 0 20 30" svg:d="m10 0-10 30h20z"/>
    <draw:marker draw:name="a1638" svg:viewBox="0 0 20 30" svg:d="m10 0-10 30h20z"/>
    <draw:marker draw:name="a1491" svg:viewBox="0 0 20 30" svg:d="m10 0-10 30h20z"/>
    <draw:marker draw:name="a1499" svg:viewBox="0 0 20 30" svg:d="m10 0-10 30h20z"/>
    <draw:marker draw:name="a1493" svg:viewBox="0 0 20 30" svg:d="m10 0-10 30h20z"/>
    <draw:marker draw:name="a1489" svg:viewBox="0 0 20 30" svg:d="m10 0-10 30h20z"/>
    <draw:marker draw:name="a1640" svg:viewBox="0 0 20 30" svg:d="m10 0-10 30h20z"/>
    <draw:marker draw:name="a1495" svg:viewBox="0 0 20 30" svg:d="m10 0-10 30h20z"/>
    <draw:marker draw:name="a1642" svg:viewBox="0 0 20 30" svg:d="m10 0-10 30h20z"/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10.8559in" fo:page-height="7.43403in" style:print-orientation="landscape" style:register-truth-ref-style-name=""/>
    </style:page-layout>
    <style:page-layout style:name="pageLayout3">
      <style:page-layout-properties fo:page-width="10.8559in" fo:page-height="7.43403in" style:print-orientation="landscape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presentation" style:name="a254">
      <style:graphic-properties draw:fill="none" draw:stroke="solid" svg:stroke-width="0.01389in" svg:stroke-color="#000000" svg:stroke-opacity="100%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solid" svg:stroke-width="0.01389in" svg:stroke-color="#000000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draw:fill="none" draw:stroke="solid" svg:stroke-width="0.01389in" svg:stroke-color="#000000" svg:stroke-opacity="100%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 style:parent-style-name="Graphics">
      <style:graphic-properties draw:fill="none" draw:stroke="none"/>
    </style:style>
    <style:style style:family="presentation" style:name="a43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66115in" fo:margin-left="0.52482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5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draw:stroke="none"/>
    </style:style>
    <style:style style:family="text" style:name="a52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66115in" fo:margin-left="0.78723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87005in" fo:margin-left="1.04964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draw:fill="none" draw:stroke="none"/>
    </style:style>
    <style:style style:family="paragraph" style:name="a55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graphic" style:name="a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paragraph" style:name="a803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draw:fill="none" draw:stroke="solid" svg:stroke-width="0.01389in" svg:stroke-color="#000000" svg:stroke-opacity="100%"/>
    </style:style>
    <style:style style:family="paragraph" style:name="a810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presentation" style:name="a58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paragraph" style:name="a66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 style:parent-style-name="Graphics">
      <style:graphic-properties draw:fill="none" draw:stroke="none"/>
    </style:style>
    <style:style style:family="presentation" style:name="a74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draw:stroke="none"/>
    </style:style>
    <style:style style:family="presentation" style:name="a67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1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3" style:parent-style-name="Graphics">
      <style:graphic-properties draw:fill="none" draw:stroke="none"/>
    </style:style>
    <style:style style:family="drawing-page" style:name="a66">
      <style:drawing-page-properties draw:fill="bitmap" draw:fill-image-name="a65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0.6298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2">
      <style:drawing-page-properties draw:fill="solid" draw:fill-color="#41444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draw:stroke="none"/>
    </style:style>
    <style:style style:family="text" style:name="a110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777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8">
      <style:paragraph-properties fo:line-height="0.22222in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solid" svg:stroke-width="0.01389in" svg:stroke-color="#000000" svg:stroke-opacity="100%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draw:fill="none" draw:stroke="solid" svg:stroke-width="0.01389in" svg:stroke-color="#000000" svg:stroke-opacity="100%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draw:fill="none" draw:stroke="solid" svg:stroke-width="0.01389in" svg:stroke-color="#000000" svg:stroke-opacity="100%"/>
    </style:style>
    <style:style style:family="paragraph" style:name="a112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 style:parent-style-name="Graphics">
      <style:graphic-properties draw:fill="none" draw:stroke="non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 style:parent-style-name="Graphics">
      <style:graphic-properties draw:fill="none" draw:stroke="none"/>
    </style:style>
    <style:style style:family="paragraph" style:name="a122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 style:parent-style-name="Graphics">
      <style:graphic-properties draw:fill="none" draw:stroke="non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bitmap" draw:fill-image-name="a1307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41444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 style:parent-style-name="Graphics">
      <style:graphic-properties draw:fill="none" draw:stroke="non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0.6298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bitmap" draw:fill-image-name="a1353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 style:parent-style-name="Graphics">
      <style:graphic-properties draw:fill="none" draw:stroke="non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none" draw:stroke="solid" svg:stroke-width="0.01389in" svg:stroke-color="#000000" svg:stroke-opacity="100%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draw:fill="none" draw:stroke="solid" svg:stroke-width="0.01389in" svg:stroke-color="#000000" svg:stroke-opacity="100%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draw:fill="none" draw:stroke="solid" svg:stroke-width="0.01389in" svg:stroke-color="#000000" svg:stroke-opacity="100%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 style:parent-style-name="Graphics">
      <style:graphic-properties draw:fill="none" draw:stroke="non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" style:parent-style-name="Graphics">
      <style:graphic-properties draw:fill="none" draw:stroke="none"/>
    </style:style>
    <style:style style:family="text" style:name="a2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6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2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0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26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5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7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5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43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6">
      <text:list-level-style-bullet text:level="1" text:bullet-char="§">
        <style:list-level-properties text:space-before="0in" text:min-label-width="0.26241in"/>
        <style:text-properties fo:color="#128cab" fo:font-family="Wingdings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fo:font-size="76%"/>
      </text:list-level-style-bullet>
    </text:list-style>
    <text:list-style style:name="a306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3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1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8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68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1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85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31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9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547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2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2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32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2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71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70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5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80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25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78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0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24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8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45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78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6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126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46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1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13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M_PPT_Template_2017_public-(1)" style:page-layout-name="pageLayout1" draw:style-name="a0">
      <draw:frame draw:id="id0" presentation:style-name="a4" draw:name="Title Placeholder 1" svg:x="0.90159in" svg:y="0.39161in" svg:width="11.08169in" svg:height="0.6108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17" draw:name="Text Placeholder 2" svg:x="0.90159in" svg:y="1.56198in" svg:width="11.08169in" svg:height="4.992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18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3" draw:style-name="a21" draw:name="Footer Placeholder 4" svg:x="0.9013in" svg:y="6.97252in" svg:width="4.22112in" svg:height="0.14024in">
        <draw:text-box>
          <text:p text:style-name="a20" text:class-names="" text:cond-style-name=""><text:span text:style-name="a19" text:class-names="">© ARM 2017<text:s text:c="1"/></text:span></text:p>
        </draw:text-box>
        <svg:title/>
        <svg:desc/>
      </draw:frame>
      <draw:frame draw:id="id4" draw:style-name="a24" draw:name="Slide Number Placeholder 5" svg:x="0.44975in" svg:y="6.96738in" svg:width="0.34591in" svg:height="0.15053in">
        <draw:text-box>
          <text:p text:style-name="a23" text:class-names="" text:cond-style-name=""><text:span text:style-name="a22" text:class-names=""><text:page-number style:num-format="1" text:fixed="false"/></text:span></text:p>
        </draw:text-box>
        <svg:title/>
        <svg:desc/>
      </draw:frame>
      <draw:frame draw:id="id5" draw:style-name="a27" draw:name="TextBox 5" svg:x="-2.61111in" svg:y="0.46296in" svg:width="2.61111in" svg:height="0.33659in">
        <draw:text-box>
          <text:p text:style-name="a26" text:class-names="" text:cond-style-name=""><text:span text:style-name="a25" text:class-names="">Title 40pt sentence case</text:span></text:p>
        </draw:text-box>
        <svg:title/>
        <svg:desc/>
      </draw:frame>
      <draw:frame draw:id="id6" draw:style-name="a30" draw:name="TextBox 9" svg:x="-2.42572in" svg:y="1.62378in" svg:width="2.42572in" svg:height="0.33659in">
        <draw:text-box>
          <text:p text:style-name="a29" text:class-names="" text:cond-style-name=""><text:span text:style-name="a28" text:class-names="">Bullets 24pt sentence case</text:span></text:p>
        </draw:text-box>
        <svg:title/>
        <svg:desc/>
      </draw:frame>
      <draw:frame draw:id="id7" draw:style-name="a33" draw:name="TextBox 10" svg:x="-2.68495in" svg:y="1.97581in" svg:width="2.68495in" svg:height="0.33659in">
        <draw:text-box>
          <text:p text:style-name="a32" text:class-names="" text:cond-style-name=""><text:span text:style-name="a31" text:class-names="">Sub-bullets 20pt sentence case</text:span></text:p>
        </draw:text-box>
        <svg:title/>
        <svg:desc/>
      </draw:frame>
      <presentation:notes style:page-layout-name="pageLayout2" draw:style-name="a64">
        <draw:frame draw:id="id8" presentation:style-name="a36" draw:name="Header Placeholder 1" svg:x="0in" svg:y="0in" svg:width="4.70422in" svg:height="0.3717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40" draw:name="Date Placeholder 2" svg:x="6.14917in" svg:y="0in" svg:width="4.70422in" svg:height="0.3717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1" draw:name="Slide Image Placeholder 3">
          <svg:title/>
          <svg:desc/>
        </draw:page-thumbnail>
        <draw:frame draw:id="id11" presentation:style-name="a57" draw:name="Notes Placeholder 4" svg:x="1.08559in" svg:y="3.53116in" svg:width="8.68472in" svg:height="3.34531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" draw:name="Footer Placeholder 5" svg:x="0in" svg:y="7.06104in" svg:width="4.70422in" svg:height="0.3717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3" presentation:style-name="a63" draw:name="Slide Number Placeholder 6" svg:x="6.14917in" svg:y="7.06104in" svg:width="4.70422in" svg:height="0.3717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6">
      <draw:frame draw:id="id14" presentation:style-name="a69" draw:name="Title 1" svg:x="3.41119in" svg:y="0.43284in" svg:width="7.65176in" svg:height="1.27779in" presentation:class="title" presentation:placeholder="false">
        <draw:text-box>
          <text:p text:style-name="a68" text:class-names="" text:cond-style-name=""><text:span text:style-name="a67" text:class-names="">Click to edit <text:line-break/>master title style</text:span></text:p>
        </draw:text-box>
        <svg:title/>
        <svg:desc/>
      </draw:frame>
      <draw:frame draw:id="id15" draw:style-name="a70" draw:name="Picture 7" svg:x="0.65554in" svg:y="3.5787in" svg:width="1.51701in" svg:height="0.4533in" style:rel-width="scale" style:rel-height="scale">
        <draw:image xlink:href="media/image4.emf" xlink:type="simple" xlink:show="embed" xlink:actuate="onLoad"/>
        <svg:title/>
        <svg:desc/>
      </draw:frame>
      <draw:frame draw:id="id16" presentation:style-name="a77" draw:name="Text Placeholder 9" svg:x="3.4033in" svg:y="3.68215in" svg:width="5.65812in" svg:height="0.46818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Speaker name</text:span></text:p>
            </text:list-item>
          </text:list>
          <text:list text:style-name="a76">
            <text:list-item>
              <text:p text:style-name="a75" text:class-names="" text:cond-style-name=""><text:span text:style-name="a74" text:class-names=""/></text:p>
            </text:list-item>
          </text:list>
        </draw:text-box>
        <svg:title/>
        <svg:desc/>
      </draw:frame>
      <draw:frame draw:id="id17" presentation:style-name="a81" draw:name="Text Placeholder 9" svg:x="3.4033in" svg:y="5.94797in" svg:width="5.65812in" svg:height="0.33201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>Location / Meeting / Speaking venue</text:span></text:p>
            </text:list-item>
          </text:list>
        </draw:text-box>
        <svg:title/>
        <svg:desc/>
      </draw:frame>
      <draw:frame draw:id="id18" presentation:style-name="a86" draw:name="Text Placeholder 3" svg:x="3.40938in" svg:y="4.16122in" svg:width="5.65144in" svg:height="0.46841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2" text:class-names="">Title / Affiliation</text:span><text:span text:style-name="a83" text:class-names=""/></text:p>
            </text:list-item>
          </text:list>
        </draw:text-box>
        <svg:title/>
        <svg:desc/>
      </draw:frame>
      <draw:frame draw:id="id19" presentation:style-name="a90" draw:name="Text Placeholder 9" svg:x="3.4033in" svg:y="6.28723in" svg:width="5.65812in" svg:height="0.3320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onth / day / year</text:span></text:p>
            </text:list-item>
          </text:list>
        </draw:text-box>
        <svg:title/>
        <svg:desc/>
      </draw:frame>
      <draw:frame draw:id="id20" draw:style-name="a93" draw:name="TextBox 8" svg:x="-2.5in" svg:y="0.46296in" svg:width="2.5in" svg:height="0.33659in">
        <draw:text-box>
          <text:p text:style-name="a92" text:class-names="" text:cond-style-name=""><text:span text:style-name="a91" text:class-names="">Title 44pt sentence case</text:span></text:p>
        </draw:text-box>
        <svg:title/>
        <svg:desc/>
      </draw:frame>
      <draw:frame draw:id="id21" draw:style-name="a96" draw:name="TextBox 11" svg:x="-2.64792in" svg:y="3.99415in" svg:width="2.64792in" svg:height="0.33659in">
        <draw:text-box>
          <text:p text:style-name="a95" text:class-names="" text:cond-style-name=""><text:span text:style-name="a94" text:class-names="">Affiliations 24pt sentence case</text:span></text:p>
        </draw:text-box>
        <svg:title/>
        <svg:desc/>
      </draw:frame>
      <draw:frame draw:id="id22" draw:style-name="a99" draw:name="TextBox 13" svg:x="-2.64792in" svg:y="6.06608in" svg:width="2.64792in" svg:height="0.33659in">
        <draw:text-box>
          <text:p text:style-name="a98" text:class-names="" text:cond-style-name=""><text:span text:style-name="a97" text:class-names="">20pt sentence case</text:span></text:p>
        </draw:text-box>
        <svg:title/>
        <svg:desc/>
      </draw:frame>
      <draw:frame draw:id="id23" draw:style-name="a102" draw:name="Footer Placeholder 4" svg:x="3.40429in" svg:y="6.97252in" svg:width="4.22112in" svg:height="0.14024in">
        <draw:text-box>
          <text:p text:style-name="a101" text:class-names="" text:cond-style-name=""><text:span text:style-name="a100" text:class-names="">© ARM 2017<text:s text:c="1"/></text:span></text:p>
        </draw:text-box>
        <svg:title/>
        <svg:desc/>
      </draw:frame>
      <presentation:notes style:page-layout-name="pageLayout2" draw:style-name="a133">
        <draw:frame draw:id="id8" presentation:style-name="a105" draw:name="Header Placeholder 1" svg:x="0in" svg:y="0in" svg:width="4.70422in" svg:height="0.3717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9" presentation:style-name="a109" draw:name="Date Placeholder 2" svg:x="6.14917in" svg:y="0in" svg:width="4.70422in" svg:height="0.3717in" presentation:class="date-time" presentation:placeholder="false">
          <draw:text-box>
            <text:p text:style-name="a108" text:class-names="" text:cond-style-name=""><text:span text:style-name="a106" text:class-names=""><text:date text:fixed="false" style:data-style-name="a107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10" draw:name="Slide Image Placeholder 3">
          <svg:title/>
          <svg:desc/>
        </draw:page-thumbnail>
        <draw:frame draw:id="id11" presentation:style-name="a126" draw:name="Notes Placeholder 4" svg:x="1.08559in" svg:y="3.53116in" svg:width="8.68472in" svg:height="3.34531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2" text:class-names="">Fifth level</text:span><text:span text:style-name="a1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9" draw:name="Footer Placeholder 5" svg:x="0in" svg:y="7.06104in" svg:width="4.70422in" svg:height="0.3717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3" presentation:style-name="a132" draw:name="Slide Number Placeholder 6" svg:x="6.14917in" svg:y="7.06104in" svg:width="4.70422in" svg:height="0.3717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-Column-Slide" style:page-layout-name="pageLayout1" draw:style-name="a134">
      <draw:frame draw:id="id24" draw:layer="Master1-bg" draw:style-name="a135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25" draw:layer="Master1-bg" draw:style-name="a138" draw:name="Footer Placeholder 4" svg:x="0.9013in" svg:y="6.97252in" svg:width="4.22112in" svg:height="0.14024in">
        <draw:text-box>
          <text:p text:style-name="a137" text:class-names="" text:cond-style-name=""><text:span text:style-name="a136" text:class-names="">© ARM 2017<text:s text:c="1"/></text:span></text:p>
        </draw:text-box>
        <svg:title/>
        <svg:desc/>
      </draw:frame>
      <draw:frame draw:id="id26" draw:layer="Master1-bg" draw:style-name="a141" draw:name="Slide Number Placeholder 5" svg:x="0.44975in" svg:y="6.96738in" svg:width="0.34591in" svg:height="0.15053in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draw:frame draw:id="id27" draw:layer="Master1-bg" draw:style-name="a144" draw:name="TextBox 5" svg:x="-2.61111in" svg:y="0.46296in" svg:width="2.61111in" svg:height="0.33659in">
        <draw:text-box>
          <text:p text:style-name="a143" text:class-names="" text:cond-style-name=""><text:span text:style-name="a142" text:class-names="">Title 40pt sentence case</text:span></text:p>
        </draw:text-box>
        <svg:title/>
        <svg:desc/>
      </draw:frame>
      <draw:frame draw:id="id28" draw:layer="Master1-bg" draw:style-name="a147" draw:name="TextBox 9" svg:x="-2.42572in" svg:y="1.62378in" svg:width="2.42572in" svg:height="0.33659in">
        <draw:text-box>
          <text:p text:style-name="a146" text:class-names="" text:cond-style-name=""><text:span text:style-name="a145" text:class-names="">Bullets 24pt sentence case</text:span></text:p>
        </draw:text-box>
        <svg:title/>
        <svg:desc/>
      </draw:frame>
      <draw:frame draw:id="id29" draw:layer="Master1-bg" draw:style-name="a150" draw:name="TextBox 10" svg:x="-2.68495in" svg:y="1.97581in" svg:width="2.68495in" svg:height="0.33659in">
        <draw:text-box>
          <text:p text:style-name="a149" text:class-names="" text:cond-style-name=""><text:span text:style-name="a148" text:class-names="">Sub-bullets 20pt sentence case</text:span></text:p>
        </draw:text-box>
        <svg:title/>
        <svg:desc/>
      </draw:frame>
      <draw:frame draw:id="id30" presentation:style-name="a153" draw:name="Title 1" svg:x="0.90159in" svg:y="0.39189in" svg:width="11.08169in" svg:height="0.61077in" presentation:class="title" presentation:placeholder="false">
        <draw:text-box>
          <text:p text:style-name="a152" text:class-names="" text:cond-style-name=""><text:span text:style-name="a151" text:class-names="">Click to edit master title style</text:span></text:p>
        </draw:text-box>
        <svg:title/>
        <svg:desc/>
      </draw:frame>
      <draw:frame draw:id="id31" presentation:style-name="a169" draw:name="Content Placeholder 2" svg:x="0.89412in" svg:y="1.56945in" svg:width="11.07728in" svg:height="4.99233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cond le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0">
        <draw:frame draw:id="id8" presentation:style-name="a172" draw:name="Header Placeholder 1" svg:x="0in" svg:y="0in" svg:width="4.70422in" svg:height="0.3717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6" draw:name="Date Placeholder 2" svg:x="6.14917in" svg:y="0in" svg:width="4.70422in" svg:height="0.3717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77" draw:name="Slide Image Placeholder 3">
          <svg:title/>
          <svg:desc/>
        </draw:page-thumbnail>
        <draw:frame draw:id="id11" presentation:style-name="a193" draw:name="Notes Placeholder 4" svg:x="1.08559in" svg:y="3.53116in" svg:width="8.68472in" svg:height="3.34531in" presentation:class="notes" presentation:placeholder="false">
          <draw:text-box>
            <text:p text:style-name="a179" text:class-names="" text:cond-style-name=""><text:span text:style-name="a178" text:class-names="">Click to 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89" text:class-names="">Fifth level</text:span><text:span text:style-name="a1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6" draw:name="Footer Placeholder 5" svg:x="0in" svg:y="7.06104in" svg:width="4.70422in" svg:height="0.3717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3" presentation:style-name="a199" draw:name="Slide Number Placeholder 6" svg:x="6.14917in" svg:y="7.06104in" svg:width="4.70422in" svg:height="0.3717in" presentation:class="page-number" presentation:placeholder="false">
          <draw:text-box>
            <text:p text:style-name="a198" text:class-names="" text:cond-style-name=""><text:span text:style-name="a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-column-slide-" style:page-layout-name="pageLayout1" draw:style-name="a201">
      <draw:frame draw:id="id32" draw:layer="Master1-bg" draw:style-name="a20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33" draw:layer="Master1-bg" draw:style-name="a205" draw:name="Footer Placeholder 4" svg:x="0.9013in" svg:y="6.97252in" svg:width="4.22112in" svg:height="0.14024in">
        <draw:text-box>
          <text:p text:style-name="a204" text:class-names="" text:cond-style-name=""><text:span text:style-name="a203" text:class-names="">© ARM 2017<text:s text:c="1"/></text:span></text:p>
        </draw:text-box>
        <svg:title/>
        <svg:desc/>
      </draw:frame>
      <draw:frame draw:id="id34" draw:layer="Master1-bg" draw:style-name="a208" draw:name="Slide Number Placeholder 5" svg:x="0.44975in" svg:y="6.96738in" svg:width="0.34591in" svg:height="0.15053in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draw:frame draw:id="id35" draw:layer="Master1-bg" draw:style-name="a211" draw:name="TextBox 5" svg:x="-2.61111in" svg:y="0.46296in" svg:width="2.61111in" svg:height="0.33659in">
        <draw:text-box>
          <text:p text:style-name="a210" text:class-names="" text:cond-style-name=""><text:span text:style-name="a209" text:class-names="">Title 40pt sentence case</text:span></text:p>
        </draw:text-box>
        <svg:title/>
        <svg:desc/>
      </draw:frame>
      <draw:frame draw:id="id36" draw:layer="Master1-bg" draw:style-name="a214" draw:name="TextBox 9" svg:x="-2.42572in" svg:y="1.62378in" svg:width="2.42572in" svg:height="0.33659in">
        <draw:text-box>
          <text:p text:style-name="a213" text:class-names="" text:cond-style-name=""><text:span text:style-name="a212" text:class-names="">Bullets 24pt sentence case</text:span></text:p>
        </draw:text-box>
        <svg:title/>
        <svg:desc/>
      </draw:frame>
      <draw:frame draw:id="id37" draw:layer="Master1-bg" draw:style-name="a217" draw:name="TextBox 10" svg:x="-2.68495in" svg:y="1.97581in" svg:width="2.68495in" svg:height="0.33659in">
        <draw:text-box>
          <text:p text:style-name="a216" text:class-names="" text:cond-style-name=""><text:span text:style-name="a215" text:class-names="">Sub-bullets 20pt sentence case</text:span></text:p>
        </draw:text-box>
        <svg:title/>
        <svg:desc/>
      </draw:frame>
      <draw:frame draw:id="id38" presentation:style-name="a220" draw:name="Title 1" svg:x="0.90159in" svg:y="0.39189in" svg:width="11.08169in" svg:height="0.61077in" presentation:class="title" presentation:placeholder="false">
        <draw:text-box>
          <text:p text:style-name="a219" text:class-names="" text:cond-style-name=""><text:span text:style-name="a218" text:class-names="">Click to edit master title style</text:span></text:p>
        </draw:text-box>
        <svg:title/>
        <svg:desc/>
      </draw:frame>
      <draw:frame draw:id="id39" presentation:style-name="a233" draw:name="Content Placeholder 2" svg:x="0.89384in" svg:y="1.56734in" svg:width="5.24798in" svg:height="4.99233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46" draw:name="Content Placeholder 2" svg:x="6.73733in" svg:y="1.56482in" svg:width="5.24798in" svg:height="4.99233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7">
        <draw:frame draw:id="id8" presentation:style-name="a249" draw:name="Header Placeholder 1" svg:x="0in" svg:y="0in" svg:width="4.70422in" svg:height="0.3717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9" presentation:style-name="a253" draw:name="Date Placeholder 2" svg:x="6.14917in" svg:y="0in" svg:width="4.70422in" svg:height="0.3717in" presentation:class="date-time" presentation:placeholder="false">
          <draw:text-box>
            <text:p text:style-name="a252" text:class-names="" text:cond-style-name=""><text:span text:style-name="a250" text:class-names=""><text:date text:fixed="false" style:data-style-name="a251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254" draw:name="Slide Image Placeholder 3">
          <svg:title/>
          <svg:desc/>
        </draw:page-thumbnail>
        <draw:frame draw:id="id11" presentation:style-name="a270" draw:name="Notes Placeholder 4" svg:x="1.08559in" svg:y="3.53116in" svg:width="8.68472in" svg:height="3.34531in" presentation:class="notes" presentation:placeholder="false">
          <draw:text-box>
            <text:p text:style-name="a256" text:class-names="" text:cond-style-name=""><text:span text:style-name="a255" text:class-names="">Click to edit Master text styles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Second level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6" text:class-names="">Fifth level</text:span><text:span text:style-name="a2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3" draw:name="Footer Placeholder 5" svg:x="0in" svg:y="7.06104in" svg:width="4.70422in" svg:height="0.3717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3" presentation:style-name="a276" draw:name="Slide Number Placeholder 6" svg:x="6.14917in" svg:y="7.06104in" svg:width="4.70422in" svg:height="0.3717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-column-slide-" style:page-layout-name="pageLayout1" draw:style-name="a278">
      <draw:frame draw:id="id41" draw:layer="Master1-bg" draw:style-name="a27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42" draw:layer="Master1-bg" draw:style-name="a282" draw:name="Footer Placeholder 4" svg:x="0.9013in" svg:y="6.97252in" svg:width="4.22112in" svg:height="0.14024in">
        <draw:text-box>
          <text:p text:style-name="a281" text:class-names="" text:cond-style-name=""><text:span text:style-name="a280" text:class-names="">© ARM 2017<text:s text:c="1"/></text:span></text:p>
        </draw:text-box>
        <svg:title/>
        <svg:desc/>
      </draw:frame>
      <draw:frame draw:id="id43" draw:layer="Master1-bg" draw:style-name="a285" draw:name="Slide Number Placeholder 5" svg:x="0.44975in" svg:y="6.96738in" svg:width="0.34591in" svg:height="0.15053in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draw:frame draw:id="id44" draw:layer="Master1-bg" draw:style-name="a288" draw:name="TextBox 5" svg:x="-2.61111in" svg:y="0.46296in" svg:width="2.61111in" svg:height="0.33659in">
        <draw:text-box>
          <text:p text:style-name="a287" text:class-names="" text:cond-style-name=""><text:span text:style-name="a286" text:class-names="">Title 40pt sentence case</text:span></text:p>
        </draw:text-box>
        <svg:title/>
        <svg:desc/>
      </draw:frame>
      <draw:frame draw:id="id45" draw:layer="Master1-bg" draw:style-name="a291" draw:name="TextBox 9" svg:x="-2.42572in" svg:y="1.62378in" svg:width="2.42572in" svg:height="0.33659in">
        <draw:text-box>
          <text:p text:style-name="a290" text:class-names="" text:cond-style-name=""><text:span text:style-name="a289" text:class-names="">Bullets 24pt sentence case</text:span></text:p>
        </draw:text-box>
        <svg:title/>
        <svg:desc/>
      </draw:frame>
      <draw:frame draw:id="id46" draw:layer="Master1-bg" draw:style-name="a294" draw:name="TextBox 10" svg:x="-2.68495in" svg:y="1.97581in" svg:width="2.68495in" svg:height="0.33659in">
        <draw:text-box>
          <text:p text:style-name="a293" text:class-names="" text:cond-style-name=""><text:span text:style-name="a292" text:class-names="">Sub-bullets 20pt sentence case</text:span></text:p>
        </draw:text-box>
        <svg:title/>
        <svg:desc/>
      </draw:frame>
      <draw:frame draw:id="id47" presentation:style-name="a307" draw:name="Content Placeholder 2" svg:x="0.89384in" svg:y="1.56734in" svg:width="3.41119in" svg:height="4.992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20" draw:name="Content Placeholder 2" svg:x="4.72726in" svg:y="1.56734in" svg:width="3.41119in" svg:height="4.99233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33" draw:name="Content Placeholder 2" svg:x="8.56302in" svg:y="1.56734in" svg:width="3.41119in" svg:height="4.99233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36" draw:name="Title 1" svg:x="0.90159in" svg:y="0.39189in" svg:width="11.08169in" svg:height="0.61077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presentation:notes style:page-layout-name="pageLayout2" draw:style-name="a367">
        <draw:frame draw:id="id8" presentation:style-name="a339" draw:name="Header Placeholder 1" svg:x="0in" svg:y="0in" svg:width="4.70422in" svg:height="0.3717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3" draw:name="Date Placeholder 2" svg:x="6.14917in" svg:y="0in" svg:width="4.70422in" svg:height="0.3717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344" draw:name="Slide Image Placeholder 3">
          <svg:title/>
          <svg:desc/>
        </draw:page-thumbnail>
        <draw:frame draw:id="id11" presentation:style-name="a360" draw:name="Notes Placeholder 4" svg:x="1.08559in" svg:y="3.53116in" svg:width="8.68472in" svg:height="3.34531in" presentation:class="notes" presentation:placeholder="false">
          <draw:text-box>
            <text:p text:style-name="a346" text:class-names="" text:cond-style-name=""><text:span text:style-name="a345" text:class-names="">Click to edit Master text styles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Second level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6" text:class-names="">Fifth level</text:span><text:span text:style-name="a3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3" draw:name="Footer Placeholder 5" svg:x="0in" svg:y="7.06104in" svg:width="4.70422in" svg:height="0.3717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3" presentation:style-name="a366" draw:name="Slide Number Placeholder 6" svg:x="6.14917in" svg:y="7.06104in" svg:width="4.70422in" svg:height="0.3717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2_col_narrow_wide" style:page-layout-name="pageLayout1" draw:style-name="a368">
      <draw:frame draw:id="id51" draw:layer="Master1-bg" draw:style-name="a36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52" draw:layer="Master1-bg" draw:style-name="a372" draw:name="Footer Placeholder 4" svg:x="0.9013in" svg:y="6.97252in" svg:width="4.22112in" svg:height="0.14024in">
        <draw:text-box>
          <text:p text:style-name="a371" text:class-names="" text:cond-style-name=""><text:span text:style-name="a370" text:class-names="">© ARM 2017<text:s text:c="1"/></text:span></text:p>
        </draw:text-box>
        <svg:title/>
        <svg:desc/>
      </draw:frame>
      <draw:frame draw:id="id53" draw:layer="Master1-bg" draw:style-name="a375" draw:name="Slide Number Placeholder 5" svg:x="0.44975in" svg:y="6.96738in" svg:width="0.34591in" svg:height="0.15053in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draw:frame draw:id="id54" draw:layer="Master1-bg" draw:style-name="a378" draw:name="TextBox 5" svg:x="-2.61111in" svg:y="0.46296in" svg:width="2.61111in" svg:height="0.33659in">
        <draw:text-box>
          <text:p text:style-name="a377" text:class-names="" text:cond-style-name=""><text:span text:style-name="a376" text:class-names="">Title 40pt sentence case</text:span></text:p>
        </draw:text-box>
        <svg:title/>
        <svg:desc/>
      </draw:frame>
      <draw:frame draw:id="id55" draw:layer="Master1-bg" draw:style-name="a381" draw:name="TextBox 9" svg:x="-2.42572in" svg:y="1.62378in" svg:width="2.42572in" svg:height="0.33659in">
        <draw:text-box>
          <text:p text:style-name="a380" text:class-names="" text:cond-style-name=""><text:span text:style-name="a379" text:class-names="">Bullets 24pt sentence case</text:span></text:p>
        </draw:text-box>
        <svg:title/>
        <svg:desc/>
      </draw:frame>
      <draw:frame draw:id="id56" draw:layer="Master1-bg" draw:style-name="a384" draw:name="TextBox 10" svg:x="-2.68495in" svg:y="1.97581in" svg:width="2.68495in" svg:height="0.33659in">
        <draw:text-box>
          <text:p text:style-name="a383" text:class-names="" text:cond-style-name=""><text:span text:style-name="a382" text:class-names="">Sub-bullets 20pt sentence case</text:span></text:p>
        </draw:text-box>
        <svg:title/>
        <svg:desc/>
      </draw:frame>
      <draw:frame draw:id="id57" presentation:style-name="a394" draw:name="Content Placeholder 2" svg:x="0.89384in" svg:y="1.56734in" svg:width="3.41119in" svg:height="4.9923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7" draw:name="Title 1" svg:x="0.90159in" svg:y="0.39189in" svg:width="11.08169in" svg:height="0.61077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59" presentation:style-name="a407" draw:name="Content Placeholder 2" svg:x="4.72487in" svg:y="1.56734in" svg:width="7.25614in" svg:height="4.99233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8">
        <draw:frame draw:id="id8" presentation:style-name="a410" draw:name="Header Placeholder 1" svg:x="0in" svg:y="0in" svg:width="4.70422in" svg:height="0.3717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9" presentation:style-name="a414" draw:name="Date Placeholder 2" svg:x="6.14917in" svg:y="0in" svg:width="4.70422in" svg:height="0.3717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15" draw:name="Slide Image Placeholder 3">
          <svg:title/>
          <svg:desc/>
        </draw:page-thumbnail>
        <draw:frame draw:id="id11" presentation:style-name="a431" draw:name="Notes Placeholder 4" svg:x="1.08559in" svg:y="3.53116in" svg:width="8.68472in" svg:height="3.34531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ifth le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4" draw:name="Footer Placeholder 5" svg:x="0in" svg:y="7.06104in" svg:width="4.70422in" svg:height="0.3717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3" presentation:style-name="a437" draw:name="Slide Number Placeholder 6" svg:x="6.14917in" svg:y="7.06104in" svg:width="4.70422in" svg:height="0.3717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1_3-column-slide-" style:page-layout-name="pageLayout1" draw:style-name="a439">
      <draw:frame draw:id="id60" draw:layer="Master1-bg" draw:style-name="a440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61" draw:layer="Master1-bg" draw:style-name="a443" draw:name="Footer Placeholder 4" svg:x="0.9013in" svg:y="6.97252in" svg:width="4.22112in" svg:height="0.14024in">
        <draw:text-box>
          <text:p text:style-name="a442" text:class-names="" text:cond-style-name=""><text:span text:style-name="a441" text:class-names="">© ARM 2017<text:s text:c="1"/></text:span></text:p>
        </draw:text-box>
        <svg:title/>
        <svg:desc/>
      </draw:frame>
      <draw:frame draw:id="id62" draw:layer="Master1-bg" draw:style-name="a446" draw:name="Slide Number Placeholder 5" svg:x="0.44975in" svg:y="6.96738in" svg:width="0.34591in" svg:height="0.15053in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draw:frame draw:id="id63" draw:layer="Master1-bg" draw:style-name="a449" draw:name="TextBox 5" svg:x="-2.61111in" svg:y="0.46296in" svg:width="2.61111in" svg:height="0.33659in">
        <draw:text-box>
          <text:p text:style-name="a448" text:class-names="" text:cond-style-name=""><text:span text:style-name="a447" text:class-names="">Title 40pt sentence case</text:span></text:p>
        </draw:text-box>
        <svg:title/>
        <svg:desc/>
      </draw:frame>
      <draw:frame draw:id="id64" draw:layer="Master1-bg" draw:style-name="a452" draw:name="TextBox 9" svg:x="-2.42572in" svg:y="1.62378in" svg:width="2.42572in" svg:height="0.33659in">
        <draw:text-box>
          <text:p text:style-name="a451" text:class-names="" text:cond-style-name=""><text:span text:style-name="a450" text:class-names="">Bullets 24pt sentence case</text:span></text:p>
        </draw:text-box>
        <svg:title/>
        <svg:desc/>
      </draw:frame>
      <draw:frame draw:id="id65" draw:layer="Master1-bg" draw:style-name="a455" draw:name="TextBox 10" svg:x="-2.68495in" svg:y="1.97581in" svg:width="2.68495in" svg:height="0.33659in">
        <draw:text-box>
          <text:p text:style-name="a454" text:class-names="" text:cond-style-name=""><text:span text:style-name="a453" text:class-names="">Sub-bullets 20pt sentence case</text:span></text:p>
        </draw:text-box>
        <svg:title/>
        <svg:desc/>
      </draw:frame>
      <draw:frame draw:id="id66" presentation:style-name="a458" draw:name="Title 1" svg:x="0.90159in" svg:y="0.39189in" svg:width="11.08169in" svg:height="0.61077in" presentation:class="title" presentation:placeholder="false">
        <draw:text-box>
          <text:p text:style-name="a457" text:class-names="" text:cond-style-name=""><text:span text:style-name="a456" text:class-names="">Click to edit master title style</text:span></text:p>
        </draw:text-box>
        <svg:title/>
        <svg:desc/>
      </draw:frame>
      <draw:frame draw:id="id67" presentation:style-name="a468" draw:name="Content Placeholder 2" svg:x="8.57412in" svg:y="1.56734in" svg:width="3.41119in" svg:height="4.99233in" presentation:class="object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78" draw:name="Content Placeholder 2" svg:x="0.89329in" svg:y="1.56734in" svg:width="7.25614in" svg:height="4.99233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ck to edit master text styles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09">
        <draw:frame draw:id="id8" presentation:style-name="a481" draw:name="Header Placeholder 1" svg:x="0in" svg:y="0in" svg:width="4.70422in" svg:height="0.3717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9" presentation:style-name="a485" draw:name="Date Placeholder 2" svg:x="6.14917in" svg:y="0in" svg:width="4.70422in" svg:height="0.3717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86" draw:name="Slide Image Placeholder 3">
          <svg:title/>
          <svg:desc/>
        </draw:page-thumbnail>
        <draw:frame draw:id="id11" presentation:style-name="a502" draw:name="Notes Placeholder 4" svg:x="1.08559in" svg:y="3.53116in" svg:width="8.68472in" svg:height="3.34531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5" draw:name="Footer Placeholder 5" svg:x="0in" svg:y="7.06104in" svg:width="4.70422in" svg:height="0.3717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3" presentation:style-name="a508" draw:name="Slide Number Placeholder 6" svg:x="6.14917in" svg:y="7.06104in" svg:width="4.70422in" svg:height="0.3717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3-column-slide-with-images" style:page-layout-name="pageLayout1" draw:style-name="a510">
      <draw:frame draw:id="id69" draw:layer="Master1-bg" draw:style-name="a511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70" draw:layer="Master1-bg" draw:style-name="a514" draw:name="Footer Placeholder 4" svg:x="0.9013in" svg:y="6.97252in" svg:width="4.22112in" svg:height="0.14024in">
        <draw:text-box>
          <text:p text:style-name="a513" text:class-names="" text:cond-style-name=""><text:span text:style-name="a512" text:class-names="">© ARM 2017<text:s text:c="1"/></text:span></text:p>
        </draw:text-box>
        <svg:title/>
        <svg:desc/>
      </draw:frame>
      <draw:frame draw:id="id71" draw:layer="Master1-bg" draw:style-name="a517" draw:name="Slide Number Placeholder 5" svg:x="0.44975in" svg:y="6.96738in" svg:width="0.34591in" svg:height="0.15053in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draw:frame draw:id="id72" draw:layer="Master1-bg" draw:style-name="a520" draw:name="TextBox 5" svg:x="-2.61111in" svg:y="0.46296in" svg:width="2.61111in" svg:height="0.33659in">
        <draw:text-box>
          <text:p text:style-name="a519" text:class-names="" text:cond-style-name=""><text:span text:style-name="a518" text:class-names="">Title 40pt sentence case</text:span></text:p>
        </draw:text-box>
        <svg:title/>
        <svg:desc/>
      </draw:frame>
      <draw:frame draw:id="id73" draw:layer="Master1-bg" draw:style-name="a523" draw:name="TextBox 9" svg:x="-2.42572in" svg:y="1.62378in" svg:width="2.42572in" svg:height="0.33659in">
        <draw:text-box>
          <text:p text:style-name="a522" text:class-names="" text:cond-style-name=""><text:span text:style-name="a521" text:class-names="">Bullets 24pt sentence case</text:span></text:p>
        </draw:text-box>
        <svg:title/>
        <svg:desc/>
      </draw:frame>
      <draw:frame draw:id="id74" draw:layer="Master1-bg" draw:style-name="a526" draw:name="TextBox 10" svg:x="-2.68495in" svg:y="1.97581in" svg:width="2.68495in" svg:height="0.33659in">
        <draw:text-box>
          <text:p text:style-name="a525" text:class-names="" text:cond-style-name=""><text:span text:style-name="a524" text:class-names="">Sub-bullets 20pt sentence case</text:span></text:p>
        </draw:text-box>
        <svg:title/>
        <svg:desc/>
      </draw:frame>
      <draw:frame draw:id="id75" presentation:style-name="a529" draw:name="Title 1" svg:x="0.90159in" svg:y="0.39189in" svg:width="11.08169in" svg:height="0.61077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76" presentation:style-name="a532" draw:name="Content Placeholder 2" svg:x="0.89384in" svg:y="1.56734in" svg:width="3.41119in" svg:height="4.99233in" presentation:class="object" presentation:placeholder="false">
        <draw:text-box>
          <text:p text:style-name="a531" text:class-names="" text:cond-style-name=""><text:span text:style-name="a530" text:class-names="">Click to edit master text styles</text:span></text:p>
        </draw:text-box>
        <svg:title/>
        <svg:desc/>
      </draw:frame>
      <draw:frame draw:id="id77" presentation:style-name="a535" draw:name="Content Placeholder 2" svg:x="4.7399in" svg:y="1.56734in" svg:width="3.41119in" svg:height="4.99233in" presentation:class="object" presentation:placeholder="false">
        <draw:text-box>
          <text:p text:style-name="a534" text:class-names="" text:cond-style-name=""><text:span text:style-name="a533" text:class-names="">Click to edit master text styles</text:span></text:p>
        </draw:text-box>
        <svg:title/>
        <svg:desc/>
      </draw:frame>
      <draw:frame draw:id="id78" presentation:style-name="a538" draw:name="Content Placeholder 2" svg:x="8.57517in" svg:y="1.56734in" svg:width="3.41119in" svg:height="4.99233in" presentation:class="object" presentation:placeholder="false">
        <draw:text-box>
          <text:p text:style-name="a537" text:class-names="" text:cond-style-name=""><text:span text:style-name="a536" text:class-names="">Click to edit master text styles</text:span></text:p>
        </draw:text-box>
        <svg:title/>
        <svg:desc/>
      </draw:frame>
      <draw:frame draw:id="id79" presentation:style-name="a543" draw:name="Picture Placeholder 8" svg:x="4.73892in" svg:y="2.60229in" svg:width="3.41119in" svg:height="3.14961in" presentation:class="graphic" presentation:placeholder="false">
        <draw:text-box>
          <text:list text:style-name="a542">
            <text:list-item>
              <text:p text:style-name="a541" text:class-names="" text:cond-style-name=""><text:span text:style-name="a539" text:class-names="">Click icon to add picture</text:span><text:span text:style-name="a540" text:class-names=""/></text:p>
            </text:list-item>
          </text:list>
        </draw:text-box>
        <svg:title/>
        <svg:desc/>
      </draw:frame>
      <draw:frame draw:id="id80" presentation:style-name="a548" draw:name="Picture Placeholder 8" svg:x="0.89519in" svg:y="2.60229in" svg:width="3.41119in" svg:height="3.14961in" presentation:class="graphic" presentation:placeholder="false">
        <draw:text-box>
          <text:list text:style-name="a547">
            <text:list-item>
              <text:p text:style-name="a546" text:class-names="" text:cond-style-name=""><text:span text:style-name="a544" text:class-names="">Click icon to add picture</text:span><text:span text:style-name="a545" text:class-names=""/></text:p>
            </text:list-item>
          </text:list>
        </draw:text-box>
        <svg:title/>
        <svg:desc/>
      </draw:frame>
      <draw:frame draw:id="id81" presentation:style-name="a553" draw:name="Picture Placeholder 8" svg:x="8.57519in" svg:y="2.60229in" svg:width="3.41119in" svg:height="3.14961in" presentation:class="graphic" presentation:placeholder="false">
        <draw:text-box>
          <text:list text:style-name="a552">
            <text:list-item>
              <text:p text:style-name="a551" text:class-names="" text:cond-style-name=""><text:span text:style-name="a549" text:class-names="">Click icon to add picture</text:span><text:span text:style-name="a550" text:class-names=""/></text:p>
            </text:list-item>
          </text:list>
        </draw:text-box>
        <svg:title/>
        <svg:desc/>
      </draw:frame>
      <presentation:notes style:page-layout-name="pageLayout2" draw:style-name="a584">
        <draw:frame draw:id="id8" presentation:style-name="a556" draw:name="Header Placeholder 1" svg:x="0in" svg:y="0in" svg:width="4.70422in" svg:height="0.3717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60" draw:name="Date Placeholder 2" svg:x="6.14917in" svg:y="0in" svg:width="4.70422in" svg:height="0.3717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561" draw:name="Slide Image Placeholder 3">
          <svg:title/>
          <svg:desc/>
        </draw:page-thumbnail>
        <draw:frame draw:id="id11" presentation:style-name="a577" draw:name="Notes Placeholder 4" svg:x="1.08559in" svg:y="3.53116in" svg:width="8.68472in" svg:height="3.34531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ooter Placeholder 5" svg:x="0in" svg:y="7.06104in" svg:width="4.70422in" svg:height="0.3717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Slide Number Placeholder 6" svg:x="6.14917in" svg:y="7.06104in" svg:width="4.70422in" svg:height="0.3717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2-column-text-with-image" style:page-layout-name="pageLayout1" draw:style-name="a585">
      <draw:frame draw:id="id82" draw:layer="Master1-bg" draw:style-name="a586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83" draw:layer="Master1-bg" draw:style-name="a589" draw:name="Footer Placeholder 4" svg:x="0.9013in" svg:y="6.97252in" svg:width="4.22112in" svg:height="0.14024in">
        <draw:text-box>
          <text:p text:style-name="a588" text:class-names="" text:cond-style-name=""><text:span text:style-name="a587" text:class-names="">© ARM 2017<text:s text:c="1"/></text:span></text:p>
        </draw:text-box>
        <svg:title/>
        <svg:desc/>
      </draw:frame>
      <draw:frame draw:id="id84" draw:layer="Master1-bg" draw:style-name="a592" draw:name="Slide Number Placeholder 5" svg:x="0.44975in" svg:y="6.96738in" svg:width="0.34591in" svg:height="0.15053in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  <draw:frame draw:id="id85" draw:layer="Master1-bg" draw:style-name="a595" draw:name="TextBox 5" svg:x="-2.61111in" svg:y="0.46296in" svg:width="2.61111in" svg:height="0.33659in">
        <draw:text-box>
          <text:p text:style-name="a594" text:class-names="" text:cond-style-name=""><text:span text:style-name="a593" text:class-names="">Title 40pt sentence case</text:span></text:p>
        </draw:text-box>
        <svg:title/>
        <svg:desc/>
      </draw:frame>
      <draw:frame draw:id="id86" draw:layer="Master1-bg" draw:style-name="a598" draw:name="TextBox 9" svg:x="-2.42572in" svg:y="1.62378in" svg:width="2.42572in" svg:height="0.33659in">
        <draw:text-box>
          <text:p text:style-name="a597" text:class-names="" text:cond-style-name=""><text:span text:style-name="a596" text:class-names="">Bullets 24pt sentence case</text:span></text:p>
        </draw:text-box>
        <svg:title/>
        <svg:desc/>
      </draw:frame>
      <draw:frame draw:id="id87" draw:layer="Master1-bg" draw:style-name="a601" draw:name="TextBox 10" svg:x="-2.68495in" svg:y="1.97581in" svg:width="2.68495in" svg:height="0.33659in">
        <draw:text-box>
          <text:p text:style-name="a600" text:class-names="" text:cond-style-name=""><text:span text:style-name="a599" text:class-names="">Sub-bullets 20pt sentence case</text:span></text:p>
        </draw:text-box>
        <svg:title/>
        <svg:desc/>
      </draw:frame>
      <draw:frame draw:id="id88" presentation:style-name="a614" draw:name="Content Placeholder 2" svg:x="0.89385in" svg:y="1.56734in" svg:width="2.58556in" svg:height="4.99233in" presentation:class="object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  <text:list text:style-name="a607">
            <text:list-item>
              <text:list text:style-name="a607">
                <text:list-item>
                  <text:p text:style-name="a606" text:class-names="" text:cond-style-name=""><text:span text:style-name="a605" text:class-names="">Second level</text:span></text:p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p text:style-name="a609" text:class-names="" text:cond-style-name=""><text:span text:style-name="a608" text:class-names="">Third level</text:span></text:p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p text:style-name="a612" text:class-names="" text:cond-style-name=""><text:span text:style-name="a6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27" draw:name="Content Placeholder 2" svg:x="6.55996in" svg:y="1.56734in" svg:width="2.58556in" svg:height="4.99233in" presentation:class="object" presentation:placeholder="false">
        <draw:text-box>
          <text:list text:style-name="a617">
            <text:list-item>
              <text:p text:style-name="a616" text:class-names="" text:cond-style-name=""><text:span text:style-name="a615" text:class-names="">Click to edit master text styles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cond le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hird le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30" draw:name="Title 1" svg:x="0.90159in" svg:y="0.39189in" svg:width="11.08169in" svg:height="0.61077in" presentation:class="title" presentation:placeholder="false">
        <draw:text-box>
          <text:p text:style-name="a629" text:class-names="" text:cond-style-name=""><text:span text:style-name="a628" text:class-names="">Click to edit master title style</text:span></text:p>
        </draw:text-box>
        <svg:title/>
        <svg:desc/>
      </draw:frame>
      <draw:frame draw:id="id91" presentation:style-name="a635" draw:name="Picture Placeholder 8" svg:x="3.51614in" svg:y="1.64829in" svg:width="2.75519in" svg:height="2.09974in" presentation:class="graphic" presentation:placeholder="false">
        <draw:text-box>
          <text:list text:style-name="a634">
            <text:list-item>
              <text:p text:style-name="a633" text:class-names="" text:cond-style-name=""><text:span text:style-name="a631" text:class-names="">Click icon to add picture</text:span><text:span text:style-name="a632" text:class-names=""/></text:p>
            </text:list-item>
          </text:list>
        </draw:text-box>
        <svg:title/>
        <svg:desc/>
      </draw:frame>
      <draw:frame draw:id="id92" presentation:style-name="a640" draw:name="Picture Placeholder 8" svg:x="9.19668in" svg:y="1.64829in" svg:width="2.75519in" svg:height="2.09974in" presentation:class="graphic" presentation:placeholder="false">
        <draw:text-box>
          <text:list text:style-name="a639">
            <text:list-item>
              <text:p text:style-name="a638" text:class-names="" text:cond-style-name=""><text:span text:style-name="a636" text:class-names="">Click icon to add picture</text:span><text:span text:style-name="a637" text:class-names=""/></text:p>
            </text:list-item>
          </text:list>
        </draw:text-box>
        <svg:title/>
        <svg:desc/>
      </draw:frame>
      <draw:frame draw:id="id93" presentation:style-name="a645" draw:name="Picture Placeholder 8" svg:x="3.51614in" svg:y="3.88451in" svg:width="2.75519in" svg:height="2.09974in" presentation:class="graphic" presentation:placeholder="false">
        <draw:text-box>
          <text:list text:style-name="a644">
            <text:list-item>
              <text:p text:style-name="a643" text:class-names="" text:cond-style-name=""><text:span text:style-name="a641" text:class-names="">Click icon to add picture</text:span><text:span text:style-name="a642" text:class-names=""/></text:p>
            </text:list-item>
          </text:list>
        </draw:text-box>
        <svg:title/>
        <svg:desc/>
      </draw:frame>
      <draw:frame draw:id="id94" presentation:style-name="a650" draw:name="Picture Placeholder 8" svg:x="9.19668in" svg:y="3.88451in" svg:width="2.75519in" svg:height="2.09974in" presentation:class="graphic" presentation:placeholder="false">
        <draw:text-box>
          <text:list text:style-name="a649">
            <text:list-item>
              <text:p text:style-name="a648" text:class-names="" text:cond-style-name=""><text:span text:style-name="a646" text:class-names="">Click icon to add picture</text:span><text:span text:style-name="a647" text:class-names=""/></text:p>
            </text:list-item>
          </text:list>
        </draw:text-box>
        <svg:title/>
        <svg:desc/>
      </draw:frame>
      <presentation:notes style:page-layout-name="pageLayout2" draw:style-name="a681">
        <draw:frame draw:id="id8" presentation:style-name="a653" draw:name="Header Placeholder 1" svg:x="0in" svg:y="0in" svg:width="4.70422in" svg:height="0.3717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7" draw:name="Date Placeholder 2" svg:x="6.14917in" svg:y="0in" svg:width="4.70422in" svg:height="0.3717in" presentation:class="date-time" presentation:placeholder="false">
          <draw:text-box>
            <text:p text:style-name="a656" text:class-names="" text:cond-style-name=""><text:span text:style-name="a654" text:class-names=""><text:date text:fixed="false" style:data-style-name="a655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658" draw:name="Slide Image Placeholder 3">
          <svg:title/>
          <svg:desc/>
        </draw:page-thumbnail>
        <draw:frame draw:id="id11" presentation:style-name="a674" draw:name="Notes Placeholder 4" svg:x="1.08559in" svg:y="3.53116in" svg:width="8.68472in" svg:height="3.34531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0" text:class-names="">Fifth level</text:span><text:span text:style-name="a6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7" draw:name="Footer Placeholder 5" svg:x="0in" svg:y="7.06104in" svg:width="4.70422in" svg:height="0.3717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3" presentation:style-name="a680" draw:name="Slide Number Placeholder 6" svg:x="6.14917in" svg:y="7.06104in" svg:width="4.70422in" svg:height="0.3717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2-column-with-image-" style:page-layout-name="pageLayout1" draw:style-name="a682">
      <draw:frame draw:id="id95" draw:layer="Master1-bg" draw:style-name="a683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96" draw:layer="Master1-bg" draw:style-name="a686" draw:name="Footer Placeholder 4" svg:x="0.9013in" svg:y="6.97252in" svg:width="4.22112in" svg:height="0.14024in">
        <draw:text-box>
          <text:p text:style-name="a685" text:class-names="" text:cond-style-name=""><text:span text:style-name="a684" text:class-names="">© ARM 2017<text:s text:c="1"/></text:span></text:p>
        </draw:text-box>
        <svg:title/>
        <svg:desc/>
      </draw:frame>
      <draw:frame draw:id="id97" draw:layer="Master1-bg" draw:style-name="a689" draw:name="Slide Number Placeholder 5" svg:x="0.44975in" svg:y="6.96738in" svg:width="0.34591in" svg:height="0.15053in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draw:frame draw:id="id98" draw:layer="Master1-bg" draw:style-name="a692" draw:name="TextBox 5" svg:x="-2.61111in" svg:y="0.46296in" svg:width="2.61111in" svg:height="0.33659in">
        <draw:text-box>
          <text:p text:style-name="a691" text:class-names="" text:cond-style-name=""><text:span text:style-name="a690" text:class-names="">Title 40pt sentence case</text:span></text:p>
        </draw:text-box>
        <svg:title/>
        <svg:desc/>
      </draw:frame>
      <draw:frame draw:id="id99" draw:layer="Master1-bg" draw:style-name="a695" draw:name="TextBox 9" svg:x="-2.42572in" svg:y="1.62378in" svg:width="2.42572in" svg:height="0.33659in">
        <draw:text-box>
          <text:p text:style-name="a694" text:class-names="" text:cond-style-name=""><text:span text:style-name="a693" text:class-names="">Bullets 24pt sentence case</text:span></text:p>
        </draw:text-box>
        <svg:title/>
        <svg:desc/>
      </draw:frame>
      <draw:frame draw:id="id100" draw:layer="Master1-bg" draw:style-name="a698" draw:name="TextBox 10" svg:x="-2.68495in" svg:y="1.97581in" svg:width="2.68495in" svg:height="0.33659in">
        <draw:text-box>
          <text:p text:style-name="a697" text:class-names="" text:cond-style-name=""><text:span text:style-name="a696" text:class-names="">Sub-bullets 20pt sentence case</text:span></text:p>
        </draw:text-box>
        <svg:title/>
        <svg:desc/>
      </draw:frame>
      <draw:frame draw:id="id101" presentation:style-name="a701" draw:name="Title 1" svg:x="0.90159in" svg:y="0.39189in" svg:width="11.08169in" svg:height="0.61077in" presentation:class="title" presentation:placeholder="false">
        <draw:text-box>
          <text:p text:style-name="a700" text:class-names="" text:cond-style-name=""><text:span text:style-name="a699" text:class-names="">Click to edit master title style</text:span></text:p>
        </draw:text-box>
        <svg:title/>
        <svg:desc/>
      </draw:frame>
      <draw:frame draw:id="id102" presentation:style-name="a706" draw:name="Picture Placeholder 8" svg:x="6.44908in" svg:y="1.69852in" svg:width="5.54106in" svg:height="4.64851in" presentation:class="graphic" presentation:placeholder="false">
        <draw:text-box>
          <text:list text:style-name="a705">
            <text:list-item>
              <text:p text:style-name="a704" text:class-names="" text:cond-style-name=""><text:span text:style-name="a702" text:class-names="">Click icon to add picture</text:span><text:span text:style-name="a703" text:class-names=""/></text:p>
            </text:list-item>
          </text:list>
        </draw:text-box>
        <svg:title/>
        <svg:desc/>
      </draw:frame>
      <draw:frame draw:id="id103" presentation:style-name="a719" draw:name="Content Placeholder 2" svg:x="0.89384in" svg:y="1.56734in" svg:width="5.39095in" svg:height="4.99233in" presentation:class="object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Second level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Third level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50">
        <draw:frame draw:id="id8" presentation:style-name="a722" draw:name="Header Placeholder 1" svg:x="0in" svg:y="0in" svg:width="4.70422in" svg:height="0.3717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9" presentation:style-name="a726" draw:name="Date Placeholder 2" svg:x="6.14917in" svg:y="0in" svg:width="4.70422in" svg:height="0.3717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727" draw:name="Slide Image Placeholder 3">
          <svg:title/>
          <svg:desc/>
        </draw:page-thumbnail>
        <draw:frame draw:id="id11" presentation:style-name="a743" draw:name="Notes Placeholder 4" svg:x="1.08559in" svg:y="3.53116in" svg:width="8.68472in" svg:height="3.34531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6" draw:name="Footer Placeholder 5" svg:x="0in" svg:y="7.06104in" svg:width="4.70422in" svg:height="0.3717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3" presentation:style-name="a749" draw:name="Slide Number Placeholder 6" svg:x="6.14917in" svg:y="7.06104in" svg:width="4.70422in" svg:height="0.3717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-column-with-chart" style:page-layout-name="pageLayout1" draw:style-name="a751">
      <draw:frame draw:id="id104" draw:layer="Master1-bg" draw:style-name="a75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05" draw:layer="Master1-bg" draw:style-name="a755" draw:name="Footer Placeholder 4" svg:x="0.9013in" svg:y="6.97252in" svg:width="4.22112in" svg:height="0.14024in">
        <draw:text-box>
          <text:p text:style-name="a754" text:class-names="" text:cond-style-name=""><text:span text:style-name="a753" text:class-names="">© ARM 2017<text:s text:c="1"/></text:span></text:p>
        </draw:text-box>
        <svg:title/>
        <svg:desc/>
      </draw:frame>
      <draw:frame draw:id="id106" draw:layer="Master1-bg" draw:style-name="a758" draw:name="Slide Number Placeholder 5" svg:x="0.44975in" svg:y="6.96738in" svg:width="0.34591in" svg:height="0.15053in">
        <draw:text-box>
          <text:p text:style-name="a757" text:class-names="" text:cond-style-name=""><text:span text:style-name="a756" text:class-names=""><text:page-number style:num-format="1" text:fixed="false"/></text:span></text:p>
        </draw:text-box>
        <svg:title/>
        <svg:desc/>
      </draw:frame>
      <draw:frame draw:id="id107" draw:layer="Master1-bg" draw:style-name="a761" draw:name="TextBox 5" svg:x="-2.61111in" svg:y="0.46296in" svg:width="2.61111in" svg:height="0.33659in">
        <draw:text-box>
          <text:p text:style-name="a760" text:class-names="" text:cond-style-name=""><text:span text:style-name="a759" text:class-names="">Title 40pt sentence case</text:span></text:p>
        </draw:text-box>
        <svg:title/>
        <svg:desc/>
      </draw:frame>
      <draw:frame draw:id="id108" draw:layer="Master1-bg" draw:style-name="a764" draw:name="TextBox 9" svg:x="-2.42572in" svg:y="1.62378in" svg:width="2.42572in" svg:height="0.33659in">
        <draw:text-box>
          <text:p text:style-name="a763" text:class-names="" text:cond-style-name=""><text:span text:style-name="a762" text:class-names="">Bullets 24pt sentence case</text:span></text:p>
        </draw:text-box>
        <svg:title/>
        <svg:desc/>
      </draw:frame>
      <draw:frame draw:id="id109" draw:layer="Master1-bg" draw:style-name="a767" draw:name="TextBox 10" svg:x="-2.68495in" svg:y="1.97581in" svg:width="2.68495in" svg:height="0.33659in">
        <draw:text-box>
          <text:p text:style-name="a766" text:class-names="" text:cond-style-name=""><text:span text:style-name="a765" text:class-names="">Sub-bullets 20pt sentence case</text:span></text:p>
        </draw:text-box>
        <svg:title/>
        <svg:desc/>
      </draw:frame>
      <draw:frame draw:id="id110" presentation:style-name="a772" draw:name="Chart Placeholder 6" svg:x="6.18135in" svg:y="1.54867in" svg:width="6.26689in" svg:height="5.02778in" presentation:class="chart" presentation:placeholder="false">
        <draw:text-box>
          <text:list text:style-name="a771">
            <text:list-item>
              <text:p text:style-name="a770" text:class-names="" text:cond-style-name=""><text:span text:style-name="a768" text:class-names="">Click icon to add chart</text:span><text:span text:style-name="a769" text:class-names=""/></text:p>
            </text:list-item>
          </text:list>
        </draw:text-box>
        <svg:title/>
        <svg:desc/>
      </draw:frame>
      <draw:frame draw:id="id111" presentation:style-name="a775" draw:name="Title 1" svg:x="0.90159in" svg:y="0.39189in" svg:width="11.08169in" svg:height="0.61077in" presentation:class="title" presentation:placeholder="false">
        <draw:text-box>
          <text:p text:style-name="a774" text:class-names="" text:cond-style-name=""><text:span text:style-name="a773" text:class-names="">Click to edit master title style</text:span></text:p>
        </draw:text-box>
        <svg:title/>
        <svg:desc/>
      </draw:frame>
      <draw:frame draw:id="id112" presentation:style-name="a788" draw:name="Content Placeholder 2" svg:x="0.89384in" svg:y="1.56734in" svg:width="4.97071in" svg:height="4.99233in" presentation:class="object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19">
        <draw:frame draw:id="id8" presentation:style-name="a791" draw:name="Header Placeholder 1" svg:x="0in" svg:y="0in" svg:width="4.70422in" svg:height="0.3717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9" presentation:style-name="a795" draw:name="Date Placeholder 2" svg:x="6.14917in" svg:y="0in" svg:width="4.70422in" svg:height="0.3717in" presentation:class="date-time" presentation:placeholder="false">
          <draw:text-box>
            <text:p text:style-name="a794" text:class-names="" text:cond-style-name=""><text:span text:style-name="a792" text:class-names=""><text:date text:fixed="false" style:data-style-name="a793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796" draw:name="Slide Image Placeholder 3">
          <svg:title/>
          <svg:desc/>
        </draw:page-thumbnail>
        <draw:frame draw:id="id11" presentation:style-name="a812" draw:name="Notes Placeholder 4" svg:x="1.08559in" svg:y="3.53116in" svg:width="8.68472in" svg:height="3.34531in" presentation:class="notes" presentation:placeholder="false">
          <draw:text-box>
            <text:p text:style-name="a798" text:class-names="" text:cond-style-name=""><text:span text:style-name="a797" text:class-names="">Click to 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list text:style-name="a811">
                              <text:list-item>
                                <text:p text:style-name="a810" text:class-names="" text:cond-style-name=""><text:span text:style-name="a808" text:class-names="">Fifth level</text:span><text:span text:style-name="a8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5" draw:name="Footer Placeholder 5" svg:x="0in" svg:y="7.06104in" svg:width="4.70422in" svg:height="0.3717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3" presentation:style-name="a818" draw:name="Slide Number Placeholder 6" svg:x="6.14917in" svg:y="7.06104in" svg:width="4.70422in" svg:height="0.3717in" presentation:class="page-number" presentation:placeholder="false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Image-slide-with-title-" style:page-layout-name="pageLayout1" draw:style-name="a820">
      <draw:frame draw:id="id113" draw:layer="Master1-bg" draw:style-name="a821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14" draw:layer="Master1-bg" draw:style-name="a824" draw:name="Footer Placeholder 4" svg:x="0.9013in" svg:y="6.97252in" svg:width="4.22112in" svg:height="0.14024in">
        <draw:text-box>
          <text:p text:style-name="a823" text:class-names="" text:cond-style-name=""><text:span text:style-name="a822" text:class-names="">© ARM 2017<text:s text:c="1"/></text:span></text:p>
        </draw:text-box>
        <svg:title/>
        <svg:desc/>
      </draw:frame>
      <draw:frame draw:id="id115" draw:layer="Master1-bg" draw:style-name="a827" draw:name="Slide Number Placeholder 5" svg:x="0.44975in" svg:y="6.96738in" svg:width="0.34591in" svg:height="0.15053in">
        <draw:text-box>
          <text:p text:style-name="a826" text:class-names="" text:cond-style-name=""><text:span text:style-name="a825" text:class-names=""><text:page-number style:num-format="1" text:fixed="false"/></text:span></text:p>
        </draw:text-box>
        <svg:title/>
        <svg:desc/>
      </draw:frame>
      <draw:frame draw:id="id116" draw:layer="Master1-bg" draw:style-name="a830" draw:name="TextBox 5" svg:x="-2.61111in" svg:y="0.46296in" svg:width="2.61111in" svg:height="0.33659in">
        <draw:text-box>
          <text:p text:style-name="a829" text:class-names="" text:cond-style-name=""><text:span text:style-name="a828" text:class-names="">Title 40pt sentence case</text:span></text:p>
        </draw:text-box>
        <svg:title/>
        <svg:desc/>
      </draw:frame>
      <draw:frame draw:id="id117" draw:layer="Master1-bg" draw:style-name="a833" draw:name="TextBox 9" svg:x="-2.42572in" svg:y="1.62378in" svg:width="2.42572in" svg:height="0.33659in">
        <draw:text-box>
          <text:p text:style-name="a832" text:class-names="" text:cond-style-name=""><text:span text:style-name="a831" text:class-names="">Bullets 24pt sentence case</text:span></text:p>
        </draw:text-box>
        <svg:title/>
        <svg:desc/>
      </draw:frame>
      <draw:frame draw:id="id118" draw:layer="Master1-bg" draw:style-name="a836" draw:name="TextBox 10" svg:x="-2.68495in" svg:y="1.97581in" svg:width="2.68495in" svg:height="0.33659in">
        <draw:text-box>
          <text:p text:style-name="a835" text:class-names="" text:cond-style-name=""><text:span text:style-name="a834" text:class-names="">Sub-bullets 20pt sentence case</text:span></text:p>
        </draw:text-box>
        <svg:title/>
        <svg:desc/>
      </draw:frame>
      <draw:frame draw:id="id119" presentation:style-name="a839" draw:name="Title 1" svg:x="0.90159in" svg:y="0.39189in" svg:width="11.08169in" svg:height="0.61077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120" presentation:style-name="a844" draw:name="Picture Placeholder 8" svg:x="0.89184in" svg:y="1.56734in" svg:width="11.07623in" svg:height="4.99233in" presentation:class="graphic" presentation:placeholder="false">
        <draw:text-box>
          <text:list text:style-name="a843">
            <text:list-item>
              <text:p text:style-name="a842" text:class-names="" text:cond-style-name=""><text:span text:style-name="a840" text:class-names="">Click icon to add picture</text:span><text:span text:style-name="a841" text:class-names=""/></text:p>
            </text:list-item>
          </text:list>
        </draw:text-box>
        <svg:title/>
        <svg:desc/>
      </draw:frame>
      <presentation:notes style:page-layout-name="pageLayout2" draw:style-name="a875">
        <draw:frame draw:id="id8" presentation:style-name="a847" draw:name="Header Placeholder 1" svg:x="0in" svg:y="0in" svg:width="4.70422in" svg:height="0.3717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1" draw:name="Date Placeholder 2" svg:x="6.14917in" svg:y="0in" svg:width="4.70422in" svg:height="0.3717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852" draw:name="Slide Image Placeholder 3">
          <svg:title/>
          <svg:desc/>
        </draw:page-thumbnail>
        <draw:frame draw:id="id11" presentation:style-name="a868" draw:name="Notes Placeholder 4" svg:x="1.08559in" svg:y="3.53116in" svg:width="8.68472in" svg:height="3.34531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4" text:class-names="">Fifth level</text:span><text:span text:style-name="a8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1" draw:name="Footer Placeholder 5" svg:x="0in" svg:y="7.06104in" svg:width="4.70422in" svg:height="0.3717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3" presentation:style-name="a874" draw:name="Slide Number Placeholder 6" svg:x="6.14917in" svg:y="7.06104in" svg:width="4.70422in" svg:height="0.3717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full-image" style:page-layout-name="pageLayout1" draw:style-name="a876">
      <draw:frame draw:id="id121" presentation:style-name="a881" draw:name="Picture Placeholder 3" svg:x="0in" svg:y="0in" svg:width="13.32986in" svg:height="7.50903in" presentation:class="graphic" presentation:placeholder="false">
        <draw:text-box>
          <text:list text:style-name="a880">
            <text:list-item>
              <text:p text:style-name="a879" text:class-names="" text:cond-style-name=""><text:span text:style-name="a877" text:class-names="">Click icon to add picture</text:span><text:span text:style-name="a878" text:class-names=""/></text:p>
            </text:list-item>
          </text:list>
        </draw:text-box>
        <svg:title/>
        <svg:desc/>
      </draw:frame>
      <draw:frame draw:id="id122" presentation:style-name="a884" draw:name="Title 1" svg:x="0.90159in" svg:y="0.39189in" svg:width="11.08169in" svg:height="0.61077in" presentation:class="title" presentation:placeholder="false">
        <draw:text-box>
          <text:p text:style-name="a883" text:class-names="" text:cond-style-name=""><text:span text:style-name="a882" text:class-names="">Click to edit master title style</text:span></text:p>
        </draw:text-box>
        <svg:title/>
        <svg:desc/>
      </draw:frame>
      <presentation:notes style:page-layout-name="pageLayout2" draw:style-name="a915">
        <draw:frame draw:id="id8" presentation:style-name="a887" draw:name="Header Placeholder 1" svg:x="0in" svg:y="0in" svg:width="4.70422in" svg:height="0.3717in" presentation:class="head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9" presentation:style-name="a891" draw:name="Date Placeholder 2" svg:x="6.14917in" svg:y="0in" svg:width="4.70422in" svg:height="0.3717in" presentation:class="date-time" presentation:placeholder="false">
          <draw:text-box>
            <text:p text:style-name="a890" text:class-names="" text:cond-style-name=""><text:span text:style-name="a888" text:class-names=""><text:date text:fixed="false" style:data-style-name="a889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892" draw:name="Slide Image Placeholder 3">
          <svg:title/>
          <svg:desc/>
        </draw:page-thumbnail>
        <draw:frame draw:id="id11" presentation:style-name="a908" draw:name="Notes Placeholder 4" svg:x="1.08559in" svg:y="3.53116in" svg:width="8.68472in" svg:height="3.34531in" presentation:class="notes" presentation:placeholder="false">
          <draw:text-box>
            <text:p text:style-name="a894" text:class-names="" text:cond-style-name=""><text:span text:style-name="a893" text:class-names="">Click to edit Master text styles</text:span></text:p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Second level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p text:style-name="a902" text:class-names="" text:cond-style-name=""><text:span text:style-name="a9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list text:style-name="a907">
                              <text:list-item>
                                <text:p text:style-name="a906" text:class-names="" text:cond-style-name=""><text:span text:style-name="a904" text:class-names="">Fifth level</text:span><text:span text:style-name="a9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11" draw:name="Footer Placeholder 5" svg:x="0in" svg:y="7.06104in" svg:width="4.70422in" svg:height="0.3717in" presentation:class="foot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3" presentation:style-name="a914" draw:name="Slide Number Placeholder 6" svg:x="6.14917in" svg:y="7.06104in" svg:width="4.70422in" svg:height="0.3717in" presentation:class="page-number" presentation:placeholder="false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able-Slide" style:page-layout-name="pageLayout1" draw:style-name="a916">
      <draw:frame draw:id="id123" draw:layer="Master1-bg" draw:style-name="a917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24" draw:layer="Master1-bg" draw:style-name="a920" draw:name="Footer Placeholder 4" svg:x="0.9013in" svg:y="6.97252in" svg:width="4.22112in" svg:height="0.14024in">
        <draw:text-box>
          <text:p text:style-name="a919" text:class-names="" text:cond-style-name=""><text:span text:style-name="a918" text:class-names="">© ARM 2017<text:s text:c="1"/></text:span></text:p>
        </draw:text-box>
        <svg:title/>
        <svg:desc/>
      </draw:frame>
      <draw:frame draw:id="id125" draw:layer="Master1-bg" draw:style-name="a923" draw:name="Slide Number Placeholder 5" svg:x="0.44975in" svg:y="6.96738in" svg:width="0.34591in" svg:height="0.15053in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draw:frame draw:id="id126" draw:layer="Master1-bg" draw:style-name="a926" draw:name="TextBox 5" svg:x="-2.61111in" svg:y="0.46296in" svg:width="2.61111in" svg:height="0.33659in">
        <draw:text-box>
          <text:p text:style-name="a925" text:class-names="" text:cond-style-name=""><text:span text:style-name="a924" text:class-names="">Title 40pt sentence case</text:span></text:p>
        </draw:text-box>
        <svg:title/>
        <svg:desc/>
      </draw:frame>
      <draw:frame draw:id="id127" draw:layer="Master1-bg" draw:style-name="a929" draw:name="TextBox 9" svg:x="-2.42572in" svg:y="1.62378in" svg:width="2.42572in" svg:height="0.33659in">
        <draw:text-box>
          <text:p text:style-name="a928" text:class-names="" text:cond-style-name=""><text:span text:style-name="a927" text:class-names="">Bullets 24pt sentence case</text:span></text:p>
        </draw:text-box>
        <svg:title/>
        <svg:desc/>
      </draw:frame>
      <draw:frame draw:id="id128" draw:layer="Master1-bg" draw:style-name="a932" draw:name="TextBox 10" svg:x="-2.68495in" svg:y="1.97581in" svg:width="2.68495in" svg:height="0.33659in">
        <draw:text-box>
          <text:p text:style-name="a931" text:class-names="" text:cond-style-name=""><text:span text:style-name="a930" text:class-names="">Sub-bullets 20pt sentence case</text:span></text:p>
        </draw:text-box>
        <svg:title/>
        <svg:desc/>
      </draw:frame>
      <draw:frame draw:id="id129" presentation:style-name="a935" draw:name="Title 1" svg:x="0.90159in" svg:y="0.39189in" svg:width="11.08169in" svg:height="0.61077in" presentation:class="title" presentation:placeholder="false">
        <draw:text-box>
          <text:p text:style-name="a934" text:class-names="" text:cond-style-name=""><text:span text:style-name="a933" text:class-names="">Click to edit master title style</text:span></text:p>
        </draw:text-box>
        <svg:title/>
        <svg:desc/>
      </draw:frame>
      <draw:frame draw:id="id130" presentation:style-name="a940" draw:name="Table Placeholder 3" svg:x="0.89384in" svg:y="1.56735in" svg:width="11.08169in" svg:height="4.95606in" presentation:class="table" presentation:placeholder="false">
        <draw:text-box>
          <text:list text:style-name="a939">
            <text:list-item>
              <text:p text:style-name="a938" text:class-names="" text:cond-style-name=""><text:span text:style-name="a936" text:class-names="">Click icon to add table</text:span><text:span text:style-name="a937" text:class-names=""/></text:p>
            </text:list-item>
          </text:list>
        </draw:text-box>
        <svg:title/>
        <svg:desc/>
      </draw:frame>
      <presentation:notes style:page-layout-name="pageLayout2" draw:style-name="a971">
        <draw:frame draw:id="id8" presentation:style-name="a943" draw:name="Header Placeholder 1" svg:x="0in" svg:y="0in" svg:width="4.70422in" svg:height="0.3717in" presentation:class="head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9" presentation:style-name="a947" draw:name="Date Placeholder 2" svg:x="6.14917in" svg:y="0in" svg:width="4.70422in" svg:height="0.3717in" presentation:class="date-time" presentation:placeholder="false">
          <draw:text-box>
            <text:p text:style-name="a946" text:class-names="" text:cond-style-name=""><text:span text:style-name="a944" text:class-names=""><text:date text:fixed="false" style:data-style-name="a945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948" draw:name="Slide Image Placeholder 3">
          <svg:title/>
          <svg:desc/>
        </draw:page-thumbnail>
        <draw:frame draw:id="id11" presentation:style-name="a964" draw:name="Notes Placeholder 4" svg:x="1.08559in" svg:y="3.53116in" svg:width="8.68472in" svg:height="3.34531in" presentation:class="notes" presentation:placeholder="false">
          <draw:text-box>
            <text:p text:style-name="a950" text:class-names="" text:cond-style-name=""><text:span text:style-name="a949" text:class-names="">Click to edit Master text styles</text:span></text:p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Second level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p text:style-name="a955" text:class-names="" text:cond-style-name=""><text:span text:style-name="a9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p text:style-name="a958" text:class-names="" text:cond-style-name=""><text:span text:style-name="a9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0" text:class-names="">Fifth level</text:span><text:span text:style-name="a9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67" draw:name="Footer Placeholder 5" svg:x="0in" svg:y="7.06104in" svg:width="4.70422in" svg:height="0.3717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3" presentation:style-name="a970" draw:name="Slide Number Placeholder 6" svg:x="6.14917in" svg:y="7.06104in" svg:width="4.70422in" svg:height="0.3717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Large-quote" style:page-layout-name="pageLayout1" draw:style-name="a972">
      <draw:frame draw:id="id131" draw:style-name="a973" draw:name="Picture 5" svg:x="12.14499in" svg:y="6.88912in" svg:width="0.73592in" svg:height="0.2199in" style:rel-width="scale" style:rel-height="scale">
        <draw:image xlink:href="media/image4.emf" xlink:type="simple" xlink:show="embed" xlink:actuate="onLoad"/>
        <svg:title/>
        <svg:desc/>
      </draw:frame>
      <draw:frame draw:id="id132" presentation:style-name="a977" draw:name="Text Placeholder 4" svg:x="0.83968in" svg:y="2.50919in" svg:width="11.56654in" svg:height="2.50919in" presentation:class="outline" presentation:placeholder="false">
        <draw:text-box>
          <text:list text:style-name="a976">
            <text:list-item>
              <text:p text:style-name="a975" text:class-names="" text:cond-style-name=""><text:span text:style-name="a974" text:class-names="">Click to edit master text styles</text:span></text:p>
            </text:list-item>
          </text:list>
        </draw:text-box>
        <svg:title/>
        <svg:desc/>
      </draw:frame>
      <draw:frame draw:id="id133" presentation:style-name="a981" draw:name="Text Placeholder 4" svg:x="2.3406in" svg:y="4.08399in" svg:width="8.56995in" svg:height="1.33333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Edit Master text styles</text:span></text:p>
            </text:list-item>
          </text:list>
        </draw:text-box>
        <svg:title/>
        <svg:desc/>
      </draw:frame>
      <draw:frame draw:id="id134" draw:style-name="a984" draw:name="Footer Placeholder 4" svg:x="0.9013in" svg:y="6.97252in" svg:width="4.22112in" svg:height="0.14024in">
        <draw:text-box>
          <text:p text:style-name="a983" text:class-names="" text:cond-style-name=""><text:span text:style-name="a982" text:class-names="">© ARM 2017<text:s text:c="1"/></text:span></text:p>
        </draw:text-box>
        <svg:title/>
        <svg:desc/>
      </draw:frame>
      <draw:frame draw:id="id135" draw:style-name="a987" draw:name="Slide Number Placeholder 5" svg:x="0.44975in" svg:y="6.96738in" svg:width="0.34591in" svg:height="0.15053in">
        <draw:text-box>
          <text:p text:style-name="a986" text:class-names="" text:cond-style-name=""><text:span text:style-name="a985" text:class-names=""><text:page-number style:num-format="1" text:fixed="false"/></text:span></text:p>
        </draw:text-box>
        <svg:title/>
        <svg:desc/>
      </draw:frame>
      <draw:frame draw:id="id136" draw:style-name="a990" draw:name="TextBox 7" svg:x="-2.42572in" svg:y="2.67931in" svg:width="2.42572in" svg:height="0.33659in">
        <draw:text-box>
          <text:p text:style-name="a989" text:class-names="" text:cond-style-name=""><text:span text:style-name="a988" text:class-names="">Text 54pt sentence case</text:span></text:p>
        </draw:text-box>
        <svg:title/>
        <svg:desc/>
      </draw:frame>
      <presentation:notes style:page-layout-name="pageLayout2" draw:style-name="a1021">
        <draw:frame draw:id="id8" presentation:style-name="a993" draw:name="Header Placeholder 1" svg:x="0in" svg:y="0in" svg:width="4.70422in" svg:height="0.3717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9" presentation:style-name="a997" draw:name="Date Placeholder 2" svg:x="6.14917in" svg:y="0in" svg:width="4.70422in" svg:height="0.3717in" presentation:class="date-time" presentation:placeholder="false">
          <draw:text-box>
            <text:p text:style-name="a996" text:class-names="" text:cond-style-name=""><text:span text:style-name="a994" text:class-names=""><text:date text:fixed="false" style:data-style-name="a995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998" draw:name="Slide Image Placeholder 3">
          <svg:title/>
          <svg:desc/>
        </draw:page-thumbnail>
        <draw:frame draw:id="id11" presentation:style-name="a1014" draw:name="Notes Placeholder 4" svg:x="1.08559in" svg:y="3.53116in" svg:width="8.68472in" svg:height="3.34531in" presentation:class="notes" presentation:placeholder="false">
          <draw:text-box>
            <text:p text:style-name="a1000" text:class-names="" text:cond-style-name=""><text:span text:style-name="a999" text:class-names="">Click to edit Master text styles</text:span></text:p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Second level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p text:style-name="a1005" text:class-names="" text:cond-style-name=""><text:span text:style-name="a10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p text:style-name="a1008" text:class-names="" text:cond-style-name=""><text:span text:style-name="a10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list text:style-name="a1013">
                              <text:list-item>
                                <text:p text:style-name="a1012" text:class-names="" text:cond-style-name=""><text:span text:style-name="a1010" text:class-names="">Fifth level</text:span><text:span text:style-name="a10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17" draw:name="Footer Placeholder 5" svg:x="0in" svg:y="7.06104in" svg:width="4.70422in" svg:height="0.3717in" presentation:class="foot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3" presentation:style-name="a1020" draw:name="Slide Number Placeholder 6" svg:x="6.14917in" svg:y="7.06104in" svg:width="4.70422in" svg:height="0.3717in" presentation:class="page-number" presentation:placeholder="false">
          <draw:text-box>
            <text:p text:style-name="a1019" text:class-names="" text:cond-style-name=""><text:span text:style-name="a10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Divider-slide" style:page-layout-name="pageLayout1" draw:style-name="a1022">
      <draw:frame draw:id="id137" draw:style-name="a1023" draw:name="Picture 5" svg:x="12.14499in" svg:y="6.88912in" svg:width="0.73592in" svg:height="0.2199in" style:rel-width="scale" style:rel-height="scale">
        <draw:image xlink:href="media/image4.emf" xlink:type="simple" xlink:show="embed" xlink:actuate="onLoad"/>
        <svg:title/>
        <svg:desc/>
      </draw:frame>
      <draw:frame draw:id="id138" presentation:style-name="a1027" draw:name="Text Placeholder 4" svg:x="0in" svg:y="3.05556in" svg:width="13.32986in" svg:height="1.96282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</draw:text-box>
        <svg:title/>
        <svg:desc/>
      </draw:frame>
      <draw:frame draw:id="id139" draw:style-name="a1030" draw:name="Footer Placeholder 4" svg:x="0.9013in" svg:y="6.97252in" svg:width="4.22112in" svg:height="0.14024in">
        <draw:text-box>
          <text:p text:style-name="a1029" text:class-names="" text:cond-style-name=""><text:span text:style-name="a1028" text:class-names="">© ARM 2017<text:s text:c="1"/></text:span></text:p>
        </draw:text-box>
        <svg:title/>
        <svg:desc/>
      </draw:frame>
      <draw:frame draw:id="id140" draw:style-name="a1033" draw:name="Slide Number Placeholder 5" svg:x="0.44975in" svg:y="6.96738in" svg:width="0.34591in" svg:height="0.15053in">
        <draw:text-box>
          <text:p text:style-name="a1032" text:class-names="" text:cond-style-name=""><text:span text:style-name="a1031" text:class-names=""><text:page-number style:num-format="1" text:fixed="false"/></text:span></text:p>
        </draw:text-box>
        <svg:title/>
        <svg:desc/>
      </draw:frame>
      <draw:frame draw:id="id141" draw:style-name="a1036" draw:name="TextBox 7" svg:x="-2.42572in" svg:y="3.23486in" svg:width="2.42572in" svg:height="0.33659in">
        <draw:text-box>
          <text:p text:style-name="a1035" text:class-names="" text:cond-style-name=""><text:span text:style-name="a1034" text:class-names="">Text 54pt sentence case</text:span></text:p>
        </draw:text-box>
        <svg:title/>
        <svg:desc/>
      </draw:frame>
      <presentation:notes style:page-layout-name="pageLayout2" draw:style-name="a1067">
        <draw:frame draw:id="id8" presentation:style-name="a1039" draw:name="Header Placeholder 1" svg:x="0in" svg:y="0in" svg:width="4.70422in" svg:height="0.3717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9" presentation:style-name="a1043" draw:name="Date Placeholder 2" svg:x="6.14917in" svg:y="0in" svg:width="4.70422in" svg:height="0.3717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044" draw:name="Slide Image Placeholder 3">
          <svg:title/>
          <svg:desc/>
        </draw:page-thumbnail>
        <draw:frame draw:id="id11" presentation:style-name="a1060" draw:name="Notes Placeholder 4" svg:x="1.08559in" svg:y="3.53116in" svg:width="8.68472in" svg:height="3.34531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63" draw:name="Footer Placeholder 5" svg:x="0in" svg:y="7.06104in" svg:width="4.70422in" svg:height="0.3717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6" svg:x="6.14917in" svg:y="7.06104in" svg:width="4.70422in" svg:height="0.3717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1-Column-Slide-w/-Sub" style:page-layout-name="pageLayout1" draw:style-name="a1068">
      <draw:frame draw:id="id142" draw:layer="Master1-bg" draw:style-name="a106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43" draw:layer="Master1-bg" draw:style-name="a1072" draw:name="Footer Placeholder 4" svg:x="0.9013in" svg:y="6.97252in" svg:width="4.22112in" svg:height="0.14024in">
        <draw:text-box>
          <text:p text:style-name="a1071" text:class-names="" text:cond-style-name=""><text:span text:style-name="a1070" text:class-names="">© ARM 2017<text:s text:c="1"/></text:span></text:p>
        </draw:text-box>
        <svg:title/>
        <svg:desc/>
      </draw:frame>
      <draw:frame draw:id="id144" draw:layer="Master1-bg" draw:style-name="a1075" draw:name="Slide Number Placeholder 5" svg:x="0.44975in" svg:y="6.96738in" svg:width="0.34591in" svg:height="0.15053in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draw:frame draw:id="id145" draw:layer="Master1-bg" draw:style-name="a1078" draw:name="TextBox 5" svg:x="-2.61111in" svg:y="0.46296in" svg:width="2.61111in" svg:height="0.33659in">
        <draw:text-box>
          <text:p text:style-name="a1077" text:class-names="" text:cond-style-name=""><text:span text:style-name="a1076" text:class-names="">Title 40pt sentence case</text:span></text:p>
        </draw:text-box>
        <svg:title/>
        <svg:desc/>
      </draw:frame>
      <draw:frame draw:id="id146" draw:layer="Master1-bg" draw:style-name="a1081" draw:name="TextBox 9" svg:x="-2.42572in" svg:y="1.62378in" svg:width="2.42572in" svg:height="0.33659in">
        <draw:text-box>
          <text:p text:style-name="a1080" text:class-names="" text:cond-style-name=""><text:span text:style-name="a1079" text:class-names="">Bullets 24pt sentence case</text:span></text:p>
        </draw:text-box>
        <svg:title/>
        <svg:desc/>
      </draw:frame>
      <draw:frame draw:id="id147" draw:layer="Master1-bg" draw:style-name="a1084" draw:name="TextBox 10" svg:x="-2.68495in" svg:y="1.97581in" svg:width="2.68495in" svg:height="0.33659in">
        <draw:text-box>
          <text:p text:style-name="a1083" text:class-names="" text:cond-style-name=""><text:span text:style-name="a1082" text:class-names="">Sub-bullets 20pt sentence case</text:span></text:p>
        </draw:text-box>
        <svg:title/>
        <svg:desc/>
      </draw:frame>
      <draw:frame draw:id="id148" presentation:style-name="a1087" draw:name="Title 1" svg:x="0.90159in" svg:y="0.39189in" svg:width="11.08169in" svg:height="0.61077in" presentation:class="title" presentation:placeholder="false">
        <draw:text-box>
          <text:p text:style-name="a1086" text:class-names="" text:cond-style-name=""><text:span text:style-name="a1085" text:class-names="">Click to edit master title style</text:span></text:p>
        </draw:text-box>
        <svg:title/>
        <svg:desc/>
      </draw:frame>
      <draw:frame draw:id="id149" presentation:style-name="a1103" draw:name="Content Placeholder 2" svg:x="0.89243in" svg:y="1.56734in" svg:width="11.07728in" svg:height="4.99233in" presentation:class="object" presentation:placeholder="false">
        <draw:text-box>
          <text:list text:style-name="a1090">
            <text:list-item>
              <text:p text:style-name="a1089" text:class-names="" text:cond-style-name=""><text:span text:style-name="a1088" text:class-names="">Click to edit master text styles</text:span></text:p>
            </text:list-item>
          </text:list>
          <text:list text:style-name="a1093">
            <text:list-item>
              <text:list text:style-name="a1093">
                <text:list-item>
                  <text:p text:style-name="a1092" text:class-names="" text:cond-style-name=""><text:span text:style-name="a1091" text:class-names="">Second level</text:span></text:p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p text:style-name="a1095" text:class-names="" text:cond-style-name=""><text:span text:style-name="a10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p text:style-name="a1098" text:class-names="" text:cond-style-name=""><text:span text:style-name="a10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p text:style-name="a1101" text:class-names="" text:cond-style-name=""><text:span text:style-name="a1100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1106" draw:name="Content Placeholder 5" svg:x="0.91219in" svg:y="1.02367in" svg:width="11.07639in" svg:height="0.39931in" presentation:class="object" presentation:placeholder="false">
        <draw:text-box>
          <text:p text:style-name="a1105" text:class-names="" text:cond-style-name=""><text:span text:style-name="a1104" text:class-names="">Click to add subtitle</text:span></text:p>
        </draw:text-box>
        <svg:title/>
        <svg:desc/>
      </draw:frame>
      <draw:frame draw:id="id151" draw:style-name="a1109" draw:name="TextBox 6" svg:x="-2.42572in" svg:y="1.09597in" svg:width="2.42572in" svg:height="0.33659in">
        <draw:text-box>
          <text:p text:style-name="a1108" text:class-names="" text:cond-style-name=""><text:span text:style-name="a1107" text:class-names="">Text 30pt sentence case</text:span></text:p>
        </draw:text-box>
        <svg:title/>
        <svg:desc/>
      </draw:frame>
      <presentation:notes style:page-layout-name="pageLayout2" draw:style-name="a1140">
        <draw:frame draw:id="id8" presentation:style-name="a1112" draw:name="Header Placeholder 1" svg:x="0in" svg:y="0in" svg:width="4.70422in" svg:height="0.3717in" presentation:class="head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6" draw:name="Date Placeholder 2" svg:x="6.14917in" svg:y="0in" svg:width="4.70422in" svg:height="0.3717in" presentation:class="date-time" presentation:placeholder="false">
          <draw:text-box>
            <text:p text:style-name="a1115" text:class-names="" text:cond-style-name=""><text:span text:style-name="a1113" text:class-names=""><text:date text:fixed="false" style:data-style-name="a1114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117" draw:name="Slide Image Placeholder 3">
          <svg:title/>
          <svg:desc/>
        </draw:page-thumbnail>
        <draw:frame draw:id="id11" presentation:style-name="a1133" draw:name="Notes Placeholder 4" svg:x="1.08559in" svg:y="3.53116in" svg:width="8.68472in" svg:height="3.34531in" presentation:class="notes" presentation:placeholder="false">
          <draw:text-box>
            <text:p text:style-name="a1119" text:class-names="" text:cond-style-name=""><text:span text:style-name="a1118" text:class-names="">Click to edit Master text styles</text:span></text:p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Second level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><text:span text:style-name="a11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p text:style-name="a1127" text:class-names="" text:cond-style-name=""><text:span text:style-name="a11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list text:style-name="a1132">
                              <text:list-item>
                                <text:p text:style-name="a1131" text:class-names="" text:cond-style-name=""><text:span text:style-name="a1129" text:class-names="">Fifth level</text:span><text:span text:style-name="a11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6" draw:name="Footer Placeholder 5" svg:x="0in" svg:y="7.06104in" svg:width="4.70422in" svg:height="0.3717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6" svg:x="6.14917in" svg:y="7.06104in" svg:width="4.70422in" svg:height="0.3717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2-column-slide-w/-Sub" style:page-layout-name="pageLayout1" draw:style-name="a1141">
      <draw:frame draw:id="id152" draw:layer="Master1-bg" draw:style-name="a114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53" draw:layer="Master1-bg" draw:style-name="a1145" draw:name="Footer Placeholder 4" svg:x="0.9013in" svg:y="6.97252in" svg:width="4.22112in" svg:height="0.14024in">
        <draw:text-box>
          <text:p text:style-name="a1144" text:class-names="" text:cond-style-name=""><text:span text:style-name="a1143" text:class-names="">© ARM 2017<text:s text:c="1"/></text:span></text:p>
        </draw:text-box>
        <svg:title/>
        <svg:desc/>
      </draw:frame>
      <draw:frame draw:id="id154" draw:layer="Master1-bg" draw:style-name="a1148" draw:name="Slide Number Placeholder 5" svg:x="0.44975in" svg:y="6.96738in" svg:width="0.34591in" svg:height="0.15053in">
        <draw:text-box>
          <text:p text:style-name="a1147" text:class-names="" text:cond-style-name=""><text:span text:style-name="a1146" text:class-names=""><text:page-number style:num-format="1" text:fixed="false"/></text:span></text:p>
        </draw:text-box>
        <svg:title/>
        <svg:desc/>
      </draw:frame>
      <draw:frame draw:id="id155" draw:layer="Master1-bg" draw:style-name="a1151" draw:name="TextBox 5" svg:x="-2.61111in" svg:y="0.46296in" svg:width="2.61111in" svg:height="0.33659in">
        <draw:text-box>
          <text:p text:style-name="a1150" text:class-names="" text:cond-style-name=""><text:span text:style-name="a1149" text:class-names="">Title 40pt sentence case</text:span></text:p>
        </draw:text-box>
        <svg:title/>
        <svg:desc/>
      </draw:frame>
      <draw:frame draw:id="id156" draw:layer="Master1-bg" draw:style-name="a1154" draw:name="TextBox 9" svg:x="-2.42572in" svg:y="1.62378in" svg:width="2.42572in" svg:height="0.33659in">
        <draw:text-box>
          <text:p text:style-name="a1153" text:class-names="" text:cond-style-name=""><text:span text:style-name="a1152" text:class-names="">Bullets 24pt sentence case</text:span></text:p>
        </draw:text-box>
        <svg:title/>
        <svg:desc/>
      </draw:frame>
      <draw:frame draw:id="id157" draw:layer="Master1-bg" draw:style-name="a1157" draw:name="TextBox 10" svg:x="-2.68495in" svg:y="1.97581in" svg:width="2.68495in" svg:height="0.33659in">
        <draw:text-box>
          <text:p text:style-name="a1156" text:class-names="" text:cond-style-name=""><text:span text:style-name="a1155" text:class-names="">Sub-bullets 20pt sentence case</text:span></text:p>
        </draw:text-box>
        <svg:title/>
        <svg:desc/>
      </draw:frame>
      <draw:frame draw:id="id158" presentation:style-name="a1160" draw:name="Title 1" svg:x="0.90159in" svg:y="0.39189in" svg:width="11.08169in" svg:height="0.61077in" presentation:class="title" presentation:placeholder="false">
        <draw:text-box>
          <text:p text:style-name="a1159" text:class-names="" text:cond-style-name=""><text:span text:style-name="a1158" text:class-names="">Click to edit master title style</text:span></text:p>
        </draw:text-box>
        <svg:title/>
        <svg:desc/>
      </draw:frame>
      <draw:frame draw:id="id159" presentation:style-name="a1173" draw:name="Content Placeholder 2" svg:x="0.89384in" svg:y="1.56734in" svg:width="5.24798in" svg:height="4.99233in" presentation:class="object" presentation:placeholder="false">
        <draw:text-box>
          <text:list text:style-name="a1163">
            <text:list-item>
              <text:p text:style-name="a1162" text:class-names="" text:cond-style-name=""><text:span text:style-name="a1161" text:class-names="">Click to edit master text styles</text:span></text:p>
            </text:list-item>
          </text:list>
          <text:list text:style-name="a1166">
            <text:list-item>
              <text:list text:style-name="a1166">
                <text:list-item>
                  <text:p text:style-name="a1165" text:class-names="" text:cond-style-name=""><text:span text:style-name="a1164" text:class-names="">Second level</text:span></text:p>
                </text:list-item>
              </text:list>
            </text:list-item>
          </text:list>
          <text:list text:style-name="a1169">
            <text:list-item>
              <text:list text:style-name="a1169">
                <text:list-item>
                  <text:list text:style-name="a1169">
                    <text:list-item>
                      <text:p text:style-name="a1168" text:class-names="" text:cond-style-name=""><text:span text:style-name="a1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2">
            <text:list-item>
              <text:list text:style-name="a1172">
                <text:list-item>
                  <text:list text:style-name="a1172">
                    <text:list-item>
                      <text:list text:style-name="a1172">
                        <text:list-item>
                          <text:p text:style-name="a1171" text:class-names="" text:cond-style-name=""><text:span text:style-name="a1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186" draw:name="Content Placeholder 2" svg:x="6.73733in" svg:y="1.56482in" svg:width="5.24798in" svg:height="4.99233in" presentation:class="object" presentation:placeholder="false">
        <draw:text-box>
          <text:list text:style-name="a1176">
            <text:list-item>
              <text:p text:style-name="a1175" text:class-names="" text:cond-style-name=""><text:span text:style-name="a1174" text:class-names="">Click to edit master text styles</text:span></text:p>
            </text:list-item>
          </text:list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189" draw:name="Content Placeholder 5" svg:x="0.91219in" svg:y="1.02367in" svg:width="11.07639in" svg:height="0.39931in" presentation:class="object" presentation:placeholder="false">
        <draw:text-box>
          <text:p text:style-name="a1188" text:class-names="" text:cond-style-name=""><text:span text:style-name="a1187" text:class-names="">Click to add subtitle</text:span></text:p>
        </draw:text-box>
        <svg:title/>
        <svg:desc/>
      </draw:frame>
      <draw:frame draw:id="id162" draw:style-name="a1192" draw:name="TextBox 5" svg:x="-2.42572in" svg:y="1.09597in" svg:width="2.42572in" svg:height="0.33659in">
        <draw:text-box>
          <text:p text:style-name="a1191" text:class-names="" text:cond-style-name=""><text:span text:style-name="a1190" text:class-names="">Text 30pt sentence case</text:span></text:p>
        </draw:text-box>
        <svg:title/>
        <svg:desc/>
      </draw:frame>
      <presentation:notes style:page-layout-name="pageLayout2" draw:style-name="a1223">
        <draw:frame draw:id="id8" presentation:style-name="a1195" draw:name="Header Placeholder 1" svg:x="0in" svg:y="0in" svg:width="4.70422in" svg:height="0.3717in" presentation:class="head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9" presentation:style-name="a1199" draw:name="Date Placeholder 2" svg:x="6.14917in" svg:y="0in" svg:width="4.70422in" svg:height="0.3717in" presentation:class="date-time" presentation:placeholder="false">
          <draw:text-box>
            <text:p text:style-name="a1198" text:class-names="" text:cond-style-name=""><text:span text:style-name="a1196" text:class-names=""><text:date text:fixed="false" style:data-style-name="a1197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200" draw:name="Slide Image Placeholder 3">
          <svg:title/>
          <svg:desc/>
        </draw:page-thumbnail>
        <draw:frame draw:id="id11" presentation:style-name="a1216" draw:name="Notes Placeholder 4" svg:x="1.08559in" svg:y="3.53116in" svg:width="8.68472in" svg:height="3.34531in" presentation:class="notes" presentation:placeholder="false">
          <draw:text-box>
            <text:p text:style-name="a1202" text:class-names="" text:cond-style-name=""><text:span text:style-name="a1201" text:class-names="">Click to edit Master text styles</text:span></text:p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Second level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p text:style-name="a1207" text:class-names="" text:cond-style-name=""><text:span text:style-name="a12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list text:style-name="a1211">
                          <text:list-item>
                            <text:p text:style-name="a1210" text:class-names="" text:cond-style-name=""><text:span text:style-name="a12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list text:style-name="a1215">
                          <text:list-item>
                            <text:list text:style-name="a1215">
                              <text:list-item>
                                <text:p text:style-name="a1214" text:class-names="" text:cond-style-name=""><text:span text:style-name="a1212" text:class-names="">Fifth level</text:span><text:span text:style-name="a12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9" draw:name="Footer Placeholder 5" svg:x="0in" svg:y="7.06104in" svg:width="4.70422in" svg:height="0.3717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3" presentation:style-name="a1222" draw:name="Slide Number Placeholder 6" svg:x="6.14917in" svg:y="7.06104in" svg:width="4.70422in" svg:height="0.3717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2-column-slide-with-col-titles" style:page-layout-name="pageLayout1" draw:style-name="a1224">
      <draw:frame draw:id="id163" draw:layer="Master1-bg" draw:style-name="a1225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64" draw:layer="Master1-bg" draw:style-name="a1228" draw:name="Footer Placeholder 4" svg:x="0.9013in" svg:y="6.97252in" svg:width="4.22112in" svg:height="0.14024in">
        <draw:text-box>
          <text:p text:style-name="a1227" text:class-names="" text:cond-style-name=""><text:span text:style-name="a1226" text:class-names="">© ARM 2017<text:s text:c="1"/></text:span></text:p>
        </draw:text-box>
        <svg:title/>
        <svg:desc/>
      </draw:frame>
      <draw:frame draw:id="id165" draw:layer="Master1-bg" draw:style-name="a1231" draw:name="Slide Number Placeholder 5" svg:x="0.44975in" svg:y="6.96738in" svg:width="0.34591in" svg:height="0.15053in">
        <draw:text-box>
          <text:p text:style-name="a1230" text:class-names="" text:cond-style-name=""><text:span text:style-name="a1229" text:class-names=""><text:page-number style:num-format="1" text:fixed="false"/></text:span></text:p>
        </draw:text-box>
        <svg:title/>
        <svg:desc/>
      </draw:frame>
      <draw:frame draw:id="id166" draw:layer="Master1-bg" draw:style-name="a1234" draw:name="TextBox 5" svg:x="-2.61111in" svg:y="0.46296in" svg:width="2.61111in" svg:height="0.33659in">
        <draw:text-box>
          <text:p text:style-name="a1233" text:class-names="" text:cond-style-name=""><text:span text:style-name="a1232" text:class-names="">Title 40pt sentence case</text:span></text:p>
        </draw:text-box>
        <svg:title/>
        <svg:desc/>
      </draw:frame>
      <draw:frame draw:id="id167" draw:layer="Master1-bg" draw:style-name="a1237" draw:name="TextBox 9" svg:x="-2.42572in" svg:y="1.62378in" svg:width="2.42572in" svg:height="0.33659in">
        <draw:text-box>
          <text:p text:style-name="a1236" text:class-names="" text:cond-style-name=""><text:span text:style-name="a1235" text:class-names="">Bullets 24pt sentence case</text:span></text:p>
        </draw:text-box>
        <svg:title/>
        <svg:desc/>
      </draw:frame>
      <draw:frame draw:id="id168" draw:layer="Master1-bg" draw:style-name="a1240" draw:name="TextBox 10" svg:x="-2.68495in" svg:y="1.97581in" svg:width="2.68495in" svg:height="0.33659in">
        <draw:text-box>
          <text:p text:style-name="a1239" text:class-names="" text:cond-style-name=""><text:span text:style-name="a1238" text:class-names="">Sub-bullets 20pt sentence case</text:span></text:p>
        </draw:text-box>
        <svg:title/>
        <svg:desc/>
      </draw:frame>
      <draw:frame draw:id="id169" presentation:style-name="a1243" draw:name="Title 1" svg:x="0.90159in" svg:y="0.39189in" svg:width="11.08169in" svg:height="0.61077in" presentation:class="title" presentation:placeholder="false">
        <draw:text-box>
          <text:p text:style-name="a1242" text:class-names="" text:cond-style-name=""><text:span text:style-name="a1241" text:class-names="">Click to edit master title style</text:span></text:p>
        </draw:text-box>
        <svg:title/>
        <svg:desc/>
      </draw:frame>
      <draw:frame draw:id="id170" presentation:style-name="a1256" draw:name="Content Placeholder 2" svg:x="0.89384in" svg:y="2.03468in" svg:width="5.24798in" svg:height="4.54171in" presentation:class="object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Click to edit master text styles</text:span></text:p>
            </text:list-item>
          </text:list>
          <text:list text:style-name="a1249">
            <text:list-item>
              <text:list text:style-name="a1249">
                <text:list-item>
                  <text:p text:style-name="a1248" text:class-names="" text:cond-style-name=""><text:span text:style-name="a1247" text:class-names="">Second level</text:span></text:p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p text:style-name="a1251" text:class-names="" text:cond-style-name=""><text:span text:style-name="a1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p text:style-name="a1254" text:class-names="" text:cond-style-name=""><text:span text:style-name="a1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269" draw:name="Content Placeholder 2" svg:x="6.73733in" svg:y="2.0339in" svg:width="5.24798in" svg:height="4.54331in" presentation:class="object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Click to edit master text styles</text:span></text:p>
            </text:list-item>
          </text:list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Second level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272" draw:name="Content Placeholder 5" svg:x="0.89757in" svg:y="1.56771in" svg:width="5.2691in" svg:height="0.39931in" presentation:class="object" presentation:placeholder="false">
        <draw:text-box>
          <text:p text:style-name="a1271" text:class-names="" text:cond-style-name=""><text:span text:style-name="a1270" text:class-names="">Click to add subtitle</text:span></text:p>
        </draw:text-box>
        <svg:title/>
        <svg:desc/>
      </draw:frame>
      <draw:frame draw:id="id173" presentation:style-name="a1275" draw:name="Content Placeholder 5" svg:x="6.73727in" svg:y="1.56771in" svg:width="5.2691in" svg:height="0.39931in" presentation:class="object" presentation:placeholder="false">
        <draw:text-box>
          <text:p text:style-name="a1274" text:class-names="" text:cond-style-name=""><text:span text:style-name="a1273" text:class-names="">Click to add subtitle</text:span></text:p>
        </draw:text-box>
        <svg:title/>
        <svg:desc/>
      </draw:frame>
      <presentation:notes style:page-layout-name="pageLayout2" draw:style-name="a1306">
        <draw:frame draw:id="id8" presentation:style-name="a1278" draw:name="Header Placeholder 1" svg:x="0in" svg:y="0in" svg:width="4.70422in" svg:height="0.3717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9" presentation:style-name="a1282" draw:name="Date Placeholder 2" svg:x="6.14917in" svg:y="0in" svg:width="4.70422in" svg:height="0.3717in" presentation:class="date-time" presentation:placeholder="false">
          <draw:text-box>
            <text:p text:style-name="a1281" text:class-names="" text:cond-style-name=""><text:span text:style-name="a1279" text:class-names=""><text:date text:fixed="false" style:data-style-name="a1280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283" draw:name="Slide Image Placeholder 3">
          <svg:title/>
          <svg:desc/>
        </draw:page-thumbnail>
        <draw:frame draw:id="id11" presentation:style-name="a1299" draw:name="Notes Placeholder 4" svg:x="1.08559in" svg:y="3.53116in" svg:width="8.68472in" svg:height="3.34531in" presentation:class="notes" presentation:placeholder="false">
          <draw:text-box>
            <text:p text:style-name="a1285" text:class-names="" text:cond-style-name=""><text:span text:style-name="a1284" text:class-names="">Click to edit Master text styles</text:span></text:p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Second level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p text:style-name="a1290" text:class-names="" text:cond-style-name=""><text:span text:style-name="a12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list text:style-name="a1294">
                      <text:list-item>
                        <text:list text:style-name="a1294">
                          <text:list-item>
                            <text:p text:style-name="a1293" text:class-names="" text:cond-style-name=""><text:span text:style-name="a12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list text:style-name="a1298">
                          <text:list-item>
                            <text:list text:style-name="a1298">
                              <text:list-item>
                                <text:p text:style-name="a1297" text:class-names="" text:cond-style-name=""><text:span text:style-name="a1295" text:class-names="">Fifth level</text:span><text:span text:style-name="a12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02" draw:name="Footer Placeholder 5" svg:x="0in" svg:y="7.06104in" svg:width="4.70422in" svg:height="0.3717in" presentation:class="foot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13" presentation:style-name="a1305" draw:name="Slide Number Placeholder 6" svg:x="6.14917in" svg:y="7.06104in" svg:width="4.70422in" svg:height="0.3717in" presentation:class="page-number" presentation:placeholder="false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1_Guest-header-" style:page-layout-name="pageLayout1" draw:style-name="a1308">
      <draw:frame draw:id="id174" presentation:style-name="a1311" draw:name="Title 1" svg:x="3.41119in" svg:y="0.43284in" svg:width="7.65176in" svg:height="1.27779in" presentation:class="title" presentation:placeholder="false">
        <draw:text-box>
          <text:p text:style-name="a1310" text:class-names="" text:cond-style-name=""><text:span text:style-name="a1309" text:class-names="">Click to edit <text:line-break/>master title style</text:span></text:p>
        </draw:text-box>
        <svg:title/>
        <svg:desc/>
      </draw:frame>
      <draw:frame draw:id="id175" presentation:style-name="a1318" draw:name="Text Placeholder 9" svg:x="3.4033in" svg:y="3.68215in" svg:width="5.65812in" svg:height="2.487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Click to edit master text styles</text:span></text:p>
            </text:list-item>
          </text:list>
          <text:list text:style-name="a1317">
            <text:list-item>
              <text:list text:style-name="a1317">
                <text:list-item>
                  <text:p text:style-name="a1316" text:class-names="" text:cond-style-name=""><text:span text:style-name="a1315" text:class-names="">Second level</text:span></text:p>
                </text:list-item>
              </text:list>
            </text:list-item>
          </text:list>
        </draw:text-box>
        <svg:title/>
        <svg:desc/>
      </draw:frame>
      <draw:frame draw:id="id176" draw:style-name="a1321" draw:name="Footer Placeholder 4" svg:x="3.40429in" svg:y="6.97252in" svg:width="4.22112in" svg:height="0.14024in">
        <draw:text-box>
          <text:p text:style-name="a1320" text:class-names="" text:cond-style-name=""><text:span text:style-name="a1319" text:class-names="">© ARM 2017<text:s text:c="1"/></text:span></text:p>
        </draw:text-box>
        <svg:title/>
        <svg:desc/>
      </draw:frame>
      <presentation:notes style:page-layout-name="pageLayout2" draw:style-name="a1352">
        <draw:frame draw:id="id8" presentation:style-name="a1324" draw:name="Header Placeholder 1" svg:x="0in" svg:y="0in" svg:width="4.70422in" svg:height="0.3717in" presentation:class="header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9" presentation:style-name="a1328" draw:name="Date Placeholder 2" svg:x="6.14917in" svg:y="0in" svg:width="4.70422in" svg:height="0.3717in" presentation:class="date-time" presentation:placeholder="false">
          <draw:text-box>
            <text:p text:style-name="a1327" text:class-names="" text:cond-style-name=""><text:span text:style-name="a1325" text:class-names=""><text:date text:fixed="false" style:data-style-name="a1326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329" draw:name="Slide Image Placeholder 3">
          <svg:title/>
          <svg:desc/>
        </draw:page-thumbnail>
        <draw:frame draw:id="id11" presentation:style-name="a1345" draw:name="Notes Placeholder 4" svg:x="1.08559in" svg:y="3.53116in" svg:width="8.68472in" svg:height="3.34531in" presentation:class="notes" presentation:placeholder="false">
          <draw:text-box>
            <text:p text:style-name="a1331" text:class-names="" text:cond-style-name=""><text:span text:style-name="a1330" text:class-names="">Click to edit Master text styles</text:span></text:p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>Second level</text:span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p text:style-name="a1336" text:class-names="" text:cond-style-name=""><text:span text:style-name="a13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list text:style-name="a1340">
                          <text:list-item>
                            <text:p text:style-name="a1339" text:class-names="" text:cond-style-name=""><text:span text:style-name="a13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list text:style-name="a1344">
                          <text:list-item>
                            <text:list text:style-name="a1344">
                              <text:list-item>
                                <text:p text:style-name="a1343" text:class-names="" text:cond-style-name=""><text:span text:style-name="a1341" text:class-names="">Fifth level</text:span><text:span text:style-name="a13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48" draw:name="Footer Placeholder 5" svg:x="0in" svg:y="7.06104in" svg:width="4.70422in" svg:height="0.3717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3" presentation:style-name="a1351" draw:name="Slide Number Placeholder 6" svg:x="6.14917in" svg:y="7.06104in" svg:width="4.70422in" svg:height="0.3717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Acknowledgements" style:page-layout-name="pageLayout1" draw:style-name="a1354">
      <draw:frame draw:id="id177" draw:style-name="a1355" draw:name="Picture 7" svg:x="0.65554in" svg:y="3.5787in" svg:width="1.51701in" svg:height="0.4533in" style:rel-width="scale" style:rel-height="scale">
        <draw:image xlink:href="media/image4.emf" xlink:type="simple" xlink:show="embed" xlink:actuate="onLoad"/>
        <svg:title/>
        <svg:desc/>
      </draw:frame>
      <draw:frame draw:id="id178" draw:style-name="a1362" draw:name="TextBox 1" svg:x="3.40395in" svg:y="5.63777in" svg:width="8.57522in" svg:height="1.29026in">
        <draw:text-box>
          <text:p text:style-name="a1357" text:class-names="" text:cond-style-name=""><text:span text:style-name="a1356" text:class-names="">The trademarks featured in this presentation are registered and/or unregistered trademarks of ARM Limited (or its subsidiaries) in the US and/or elsewhere. <text:s text:c="1"/>All rights reserved. <text:s text:c="1"/>All other marks featured may be trademarks of their respective owners.</text:span></text:p>
          <text:p text:style-name="a1359" text:class-names="" text:cond-style-name=""><text:span text:style-name="a1358" text:class-names="">Copyright © 2017 ARM Limited</text:span></text:p>
          <text:p text:style-name="a1361" text:class-names="" text:cond-style-name=""><text:span text:style-name="a1360" text:class-names=""/></text:p>
        </draw:text-box>
        <svg:title/>
        <svg:desc/>
      </draw:frame>
      <draw:frame draw:id="id179" draw:style-name="a1365" draw:name="Footer Placeholder 4" svg:x="3.40429in" svg:y="6.99389in" svg:width="4.22112in" svg:height="0.14024in">
        <draw:text-box>
          <text:p text:style-name="a1364" text:class-names="" text:cond-style-name=""><text:span text:style-name="a1363" text:class-names="">© ARM 2017<text:s text:c="1"/></text:span></text:p>
        </draw:text-box>
        <svg:title/>
        <svg:desc/>
      </draw:frame>
      <presentation:notes style:page-layout-name="pageLayout2" draw:style-name="a1396">
        <draw:frame draw:id="id8" presentation:style-name="a1368" draw:name="Header Placeholder 1" svg:x="0in" svg:y="0in" svg:width="4.70422in" svg:height="0.3717in" presentation:class="head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9" presentation:style-name="a1372" draw:name="Date Placeholder 2" svg:x="6.14917in" svg:y="0in" svg:width="4.70422in" svg:height="0.3717in" presentation:class="date-time" presentation:placeholder="false">
          <draw:text-box>
            <text:p text:style-name="a1371" text:class-names="" text:cond-style-name=""><text:span text:style-name="a1369" text:class-names=""><text:date text:fixed="false" style:data-style-name="a1370">7/1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373" draw:name="Slide Image Placeholder 3">
          <svg:title/>
          <svg:desc/>
        </draw:page-thumbnail>
        <draw:frame draw:id="id11" presentation:style-name="a1389" draw:name="Notes Placeholder 4" svg:x="1.08559in" svg:y="3.53116in" svg:width="8.68472in" svg:height="3.34531in" presentation:class="notes" presentation:placeholder="false">
          <draw:text-box>
            <text:p text:style-name="a1375" text:class-names="" text:cond-style-name=""><text:span text:style-name="a1374" text:class-names="">Click to edit Master text styles</text:span></text:p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Second level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p text:style-name="a1380" text:class-names="" text:cond-style-name=""><text:span text:style-name="a1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list text:style-name="a1384">
                      <text:list-item>
                        <text:list text:style-name="a1384">
                          <text:list-item>
                            <text:p text:style-name="a1383" text:class-names="" text:cond-style-name=""><text:span text:style-name="a1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list text:style-name="a1388">
                      <text:list-item>
                        <text:list text:style-name="a1388">
                          <text:list-item>
                            <text:list text:style-name="a1388">
                              <text:list-item>
                                <text:p text:style-name="a1387" text:class-names="" text:cond-style-name=""><text:span text:style-name="a1385" text:class-names="">Fifth level</text:span><text:span text:style-name="a13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92" draw:name="Footer Placeholder 5" svg:x="0in" svg:y="7.06104in" svg:width="4.70422in" svg:height="0.3717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3" presentation:style-name="a1395" draw:name="Slide Number Placeholder 6" svg:x="6.14917in" svg:y="7.06104in" svg:width="4.70422in" svg:height="0.3717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97">
      <draw:frame draw:id="id180" presentation:style-name="a1400" draw:name="Header Placeholder 1" svg:x="0in" svg:y="0in" svg:width="4.70422in" svg:height="0.3717in" presentation:class="header" presentation:placeholder="false">
        <draw:text-box>
          <text:p text:style-name="a1399" text:class-names="" text:cond-style-name=""><text:span text:style-name="a1398" text:class-names=""/></text:p>
        </draw:text-box>
        <svg:title/>
        <svg:desc/>
      </draw:frame>
      <draw:frame draw:id="id181" presentation:style-name="a1404" draw:name="Date Placeholder 2" svg:x="6.14917in" svg:y="0in" svg:width="4.70422in" svg:height="0.3717in" presentation:class="date-time" presentation:placeholder="false">
        <draw:text-box>
          <text:p text:style-name="a1403" text:class-names="" text:cond-style-name=""><text:span text:style-name="a1401" text:class-names=""><text:date text:fixed="false" style:data-style-name="a1402">7/10/2017</text:date></text:span></text:p>
        </draw:text-box>
        <svg:title/>
        <svg:desc/>
      </draw:frame>
      <draw:frame draw:id="id182" presentation:style-name="a1407" draw:name="Footer Placeholder 3" svg:x="0in" svg:y="7.06104in" svg:width="4.70422in" svg:height="0.3717in" presentation:class="footer" presentation:placeholder="false">
        <draw:text-box>
          <text:p text:style-name="a1406" text:class-names="" text:cond-style-name=""><text:span text:style-name="a1405" text:class-names=""/></text:p>
        </draw:text-box>
        <svg:title/>
        <svg:desc/>
      </draw:frame>
      <draw:frame draw:id="id183" presentation:style-name="a1410" draw:name="Slide Number Placeholder 4" svg:x="6.14917in" svg:y="7.06104in" svg:width="4.70422in" svg:height="0.3717in" presentation:class="page-number" presentation:placeholder="false">
        <draw:text-box>
          <text:p text:style-name="a1409" text:class-names="" text:cond-style-name=""><text:span text:style-name="a1408" text:class-names=""><text:page-number style:num-format="1" text:fixed="false"/></text:span></text:p>
        </draw:text-box>
        <svg:title/>
        <svg:desc/>
      </draw:frame>
      <draw:page-thumbnail draw:page-number="1" svg:x="0.76042in" svg:y="1.30556in" svg:width="2.82118in" svg:height="1.58681in"/>
      <draw:page-thumbnail draw:page-number="2" svg:x="4.01563in" svg:y="1.30556in" svg:width="2.82118in" svg:height="1.58681in"/>
      <draw:page-thumbnail draw:page-number="3" svg:x="7.27083in" svg:y="1.30556in" svg:width="2.82118in" svg:height="1.58681in"/>
      <draw:page-thumbnail draw:page-number="4" svg:x="0.76042in" svg:y="4.53993in" svg:width="2.82118in" svg:height="1.58681in"/>
      <draw:page-thumbnail draw:page-number="5" svg:x="4.01563in" svg:y="4.53993in" svg:width="2.82118in" svg:height="1.58681in"/>
      <draw:page-thumbnail draw:page-number="6" svg:x="7.27083in" svg:y="4.53993in" svg:width="2.82118in" svg:height="1.5868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natan Antoni</meta:initial-creator>
    <dc:creator>Jonatan Antoni</dc:creator>
    <meta:creation-date>2017-06-30T09:51:33Z</meta:creation-date>
    <dc:date>2017-07-10T12:04:34Z</dc:date>
    <meta:print-date>2014-06-09T11:07:53Z</meta:print-date>
    <meta:template xlink:href="ARM_PPT_Template_2017_public" xlink:type="simple"/>
    <meta:editing-cycles>2</meta:editing-cycles>
    <meta:editing-duration>PT1853S</meta:editing-duration>
    <meta:user-defined meta:name="ContentTypeId">0x0101005C6975769EB1684CAB07571CAE07A11B0300401E18E2F9D75C4780F1628E8909280E</meta:user-defined>
    <meta:user-defined meta:name="_dlc_DocIdItemGuid">4ff7fb8e-c1c6-4ffa-a6e2-9443f43164b5</meta:user-defined>
    <meta:user-defined meta:name="vti_description"/>
    <meta:user-defined meta:name="_dlc_policyId">0x0101004E4B3E189D714F49A85ED613D6AE4F95|-1756139441</meta:user-defined>
    <meta:user-defined meta:name="ItemRetentionFormula"/>
    <meta:user-defined meta:name="_dlc_ItemStageId">1</meta:user-defined>
    <meta:user-defined meta:name="_dlc_LastRun">08/15/2015 23:02:11</meta:user-defined>
    <meta:user-defined meta:name="WorkflowChangePath">1069b4ef-e6f3-4ad7-8c8e-772136578697,10;</meta:user-defined>
    <meta:user-defined meta:name="c45c40ffca3445d9bf3205a60bd2f6d6">Confidential|28d1025d-1415-4984-b35e-5b79e7d32b5c</meta:user-defined>
    <meta:user-defined meta:name="TaxKeyword"/>
    <meta:user-defined meta:name="Confidentiality">1;#Confidential|28d1025d-1415-4984-b35e-5b79e7d32b5c</meta:user-defined>
    <meta:user-defined meta:name="Current Version">6.0</meta:user-defined>
    <meta:user-defined meta:name="Calendar_x0020_Year">5;#2015|ee47c3e7-6a69-4f36-9adf-1007c8d399a4</meta:user-defined>
    <meta:user-defined meta:name="Calendar Year">5;#2015|ee47c3e7-6a69-4f36-9adf-1007c8d399a4</meta:user-defined>
    <meta:user-defined meta:name="Document Author"/>
    <meta:user-defined meta:name="Document Confidentiality">Non-Confidential</meta:user-defined>
    <meta:user-defined meta:name="TaxCatchAll">5;#2015|ee47c3e7-6a69-4f36-9adf-1007c8d399a4;#1;#Confidential|28d1025d-1415-4984-b35e-5b79e7d32b5c</meta:user-defined>
    <meta:user-defined meta:name="TaxKeywordTaxHTField"/>
    <meta:user-defined meta:name="j60c3ced31bb40378c6254d49035d966">2015|ee47c3e7-6a69-4f36-9adf-1007c8d399a4</meta:user-defined>
    <meta:document-statistic meta:paragraph-count="37" meta:word-count="73"/>
  </office:meta>
</office:document-meta>
</file>